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10200011CC8000133DEEEDF00E6.svm"/>
  <manifest:file-entry manifest:media-type="image/png" manifest:full-path="Pictures/10000000000000200000002000309F1C.png"/>
  <manifest:file-entry manifest:media-type="" manifest:full-path="Pictures/2000023D00011CC8000133DED056291E.svm"/>
  <manifest:file-entry manifest:media-type="" manifest:full-path="Pictures/2000081600011CC800019DA7D15A16DD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draw:marker-start-width="0.455cm" draw:marker-end-width="0.455cm" draw:fill-color="#ffff00" draw:opacity="50%" draw:textarea-horizontal-align="center" draw:textarea-vertical-align="middle" fo:padding-top="0.15cm" fo:padding-bottom="0.15cm" fo:padding-left="0.275cm" fo:padding-right="0.275cm" draw:shadow-opacity="50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941cm"/>
    </style:style>
    <style:style style:name="gr4" style:family="graphic" style:parent-style-name="objectwithoutfill">
      <style:graphic-properties svg:stroke-width="0.03cm" draw:marker-start-width="0.395cm" draw:marker-end-width="0.395cm" draw:fill="none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ffff00" draw:marker-start-width="0.395cm" draw:marker-end-width="0.395cm" draw:fill-color="#ffffff" draw:opacity="0%" draw:textarea-horizontal-align="center" draw:textarea-vertical-align="middle" fo:padding-top="0.14cm" fo:padding-bottom="0.14cm" fo:padding-left="0.265cm" fo:padding-right="0.265cm" draw:shadow-opacity="0%"/>
    </style:style>
    <style:style style:name="gr6" style:family="graphic" style:parent-style-name="standard">
      <style:graphic-properties svg:stroke-width="0.03cm" draw:marker-start-width="0.35cm" draw:marker-end-width="0.35cm" draw:fill-color="#ffffff" draw:textarea-horizontal-align="center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svg:stroke-width="0.03cm" draw:marker-start-width="0.35cm" draw:marker-end-width="0.35cm" draw:stroke-linejoin="none" svg:stroke-linecap="square" draw:textarea-horizontal-align="center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draw:fill-color="#000000" draw:textarea-horizontal-align="center" draw:textarea-vertical-align="middle"/>
    </style:style>
    <style:style style:name="gr10" style:family="graphic" style:parent-style-name="standard">
      <style:graphic-properties draw:stroke="solid" svg:stroke-width="0.05cm" svg:stroke-color="#000000" draw:marker-start-width="0.342cm" draw:marker-end-width="0.342cm" draw:textarea-horizontal-align="center" draw:textarea-vertical-align="middle" fo:padding-top="0.024cm" fo:padding-bottom="0.024cm" fo:padding-left="0.024cm" fo:padding-right="0.024cm"/>
    </style:style>
    <style:style style:name="gr11" style:family="graphic" style:parent-style-name="standard">
      <style:graphic-properties draw:stroke="solid" svg:stroke-width="0.03cm" svg:stroke-color="#000000" draw:marker-start-width="0.293cm" draw:marker-end-width="0.293cm" draw:textarea-horizontal-align="center" draw:textarea-vertical-align="middle" fo:padding-top="0.015cm" fo:padding-bottom="0.015cm" fo:padding-left="0.015cm" fo:padding-right="0.015cm"/>
    </style:style>
    <style:style style:name="gr12" style:family="graphic" style:parent-style-name="standard">
      <style:graphic-properties draw:stroke="solid" svg:stroke-width="0.03cm" svg:stroke-color="#000000" draw:marker-start-width="0.283cm" draw:marker-end-width="0.283cm" draw:textarea-horizontal-align="center" draw:textarea-vertical-align="middle" fo:padding-top="0.015cm" fo:padding-bottom="0.015cm" fo:padding-left="0.015cm" fo:padding-right="0.015cm"/>
    </style:style>
    <style:style style:name="gr13" style:family="graphic" style:parent-style-name="standard">
      <style:graphic-properties draw:stroke="solid" svg:stroke-width="0.05cm" svg:stroke-color="#000000" draw:marker-start-width="0.352cm" draw:marker-end-width="0.352cm" draw:textarea-horizontal-align="center" draw:textarea-vertical-align="middle" fo:padding-top="0.024cm" fo:padding-bottom="0.024cm" fo:padding-left="0.024cm" fo:padding-right="0.024cm"/>
    </style:style>
    <style:style style:name="gr14" style:family="graphic" style:parent-style-name="objectwithoutfill">
      <style:graphic-properties svg:stroke-width="0.03cm" draw:marker-start-width="0.35cm" draw:marker-end-width="0.35cm" draw:fill="none" draw:textarea-horizontal-align="center" draw:textarea-vertical-align="middle" fo:padding-top="0.14cm" fo:padding-bottom="0.14cm" fo:padding-left="0.265cm" fo:padding-right="0.265cm"/>
    </style:style>
    <style:style style:name="gr15" style:family="graphic" style:parent-style-name="standard">
      <style:graphic-properties svg:stroke-width="0.03cm" draw:marker-start-width="0.36cm" draw:marker-end-width="0.36cm" draw:fill-color="#ffffff" draw:textarea-horizontal-align="center" draw:textarea-vertical-align="middle" fo:padding-top="0.14cm" fo:padding-bottom="0.14cm" fo:padding-left="0.265cm" fo:padding-right="0.265cm"/>
    </style:style>
    <style:style style:name="gr16" style:family="graphic" style:parent-style-name="standard">
      <style:graphic-properties svg:stroke-width="0.03cm" draw:marker-start-width="0.35cm" draw:marker-end-width="0.35cm" draw:stroke-linejoin="round" svg:stroke-linecap="round" draw:textarea-horizontal-align="center" draw:textarea-vertical-align="middle" fo:padding-top="0.14cm" fo:padding-bottom="0.14cm" fo:padding-left="0.265cm" fo:padding-right="0.265cm"/>
    </style:style>
    <style:style style:name="gr17" style:family="graphic" style:parent-style-name="standard">
      <style:graphic-properties svg:stroke-width="0.03cm" draw:marker-start-width="0.36cm" draw:marker-end-width="0.36cm" draw:textarea-horizontal-align="center" draw:textarea-vertical-align="middle" fo:padding-top="0.14cm" fo:padding-bottom="0.14cm" fo:padding-left="0.265cm" fo:padding-right="0.265cm"/>
    </style:style>
    <style:style style:name="gr18" style:family="graphic" style:parent-style-name="standard">
      <style:graphic-properties svg:stroke-width="0.05cm" draw:marker-start-width="0.4cm" draw:marker-end-width="0.4cm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width="0.03cm" draw:marker-start-width="0.35cm" draw:marker-end="Small_20_Arrow" draw:marker-end-width="0.14cm" draw:textarea-horizontal-align="center" draw:textarea-vertical-align="middle" fo:padding-top="0.14cm" fo:padding-bottom="0.14cm" fo:padding-left="0.265cm" fo:padding-right="0.265cm"/>
    </style:style>
    <style:style style:name="gr20" style:family="graphic" style:parent-style-name="objectwithoutfill">
      <style:graphic-properties draw:stroke="dash" draw:stroke-dash="Ultrafine_20_Dashed" svg:stroke-width="0.03cm" draw:marker-start-width="0.395cm" draw:marker-end-width="0.395cm" draw:fill="none" draw:textarea-horizontal-align="center" draw:textarea-vertical-align="middle" fo:padding-top="0.14cm" fo:padding-bottom="0.14cm" fo:padding-left="0.265cm" fo:padding-right="0.265cm"/>
    </style:style>
    <style:style style:name="gr21" style:family="graphic" style:parent-style-name="standard">
      <style:graphic-properties svg:stroke-width="0.07cm" draw:marker-start-width="0.47cm" draw:marker-end-width="0.47cm" draw:stroke-linejoin="none" svg:stroke-linecap="square" draw:textarea-horizontal-align="center" draw:textarea-vertical-align="middle" fo:padding-top="0.16cm" fo:padding-bottom="0.16cm" fo:padding-left="0.285cm" fo:padding-right="0.285cm"/>
    </style:style>
    <style:style style:name="gr22" style:family="graphic" style:parent-style-name="standard">
      <style:graphic-properties svg:stroke-width="0.04cm" svg:stroke-color="#00cc00" draw:marker-start-width="0.385cm" draw:marker-end-width="0.385cm" draw:stroke-linejoin="round" svg:stroke-linecap="round" draw:textarea-horizontal-align="center" draw:textarea-vertical-align="middle" fo:padding-top="0.145cm" fo:padding-bottom="0.145cm" fo:padding-left="0.27cm" fo:padding-right="0.27cm"/>
    </style:style>
    <style:style style:name="gr23" style:family="graphic" style:parent-style-name="standard">
      <style:graphic-properties svg:stroke-width="0.03cm" draw:marker-start="Linienende_20_1" draw:marker-start-width="0.2cm" draw:marker-end-width="0.35cm" draw:textarea-horizontal-align="center" draw:textarea-vertical-align="middle" fo:padding-top="0.14cm" fo:padding-bottom="0.14cm" fo:padding-left="0.265cm" fo:padding-right="0.265cm"/>
    </style:style>
    <style:style style:name="gr24" style:family="graphic" style:parent-style-name="standard">
      <style:graphic-properties draw:fill="none" draw:textarea-horizontal-align="center" draw:textarea-vertical-align="middle"/>
    </style:style>
    <style:style style:name="gr25" style:family="graphic" style:parent-style-name="standard">
      <style:graphic-properties svg:stroke-width="0.04cm" draw:marker-start-width="0.385cm" draw:marker-end-width="0.385cm" draw:stroke-linejoin="round" svg:stroke-linecap="round" draw:textarea-horizontal-align="center" draw:textarea-vertical-align="middle" fo:padding-top="0.145cm" fo:padding-bottom="0.145cm" fo:padding-left="0.27cm" fo:padding-right="0.27cm"/>
    </style:style>
    <style:style style:name="gr26" style:family="graphic" style:parent-style-name="standard">
      <style:graphic-properties draw:fill="none" draw:opacity="0%" draw:textarea-horizontal-align="center" draw:textarea-vertical-align="middle" draw:shadow-opacity="0%"/>
    </style:style>
    <style:style style:name="gr27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9" style:family="graphic" style:parent-style-name="standard">
      <style:graphic-properties svg:stroke-width="0.07cm" svg:stroke-color="#008000" draw:marker-start-width="0.54cm" draw:marker-end-width="0.54cm" draw:fill-color="#ffffff" draw:opacity="0%" draw:textarea-horizontal-align="center" draw:textarea-vertical-align="middle" fo:padding-top="0.16cm" fo:padding-bottom="0.16cm" fo:padding-left="0.285cm" fo:padding-right="0.285cm" draw:shadow-opacity="0%"/>
    </style:style>
    <style:style style:name="gr30" style:family="graphic" style:parent-style-name="objectwithoutfill">
      <style:graphic-properties svg:stroke-width="0.1cm" draw:marker-start-width="0.615cm" draw:marker-end-width="0.615cm" svg:stroke-linecap="round" draw:fill="none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objectwithoutfill">
      <style:graphic-properties svg:stroke-width="0.1cm" draw:marker-start-width="0.615cm" draw:marker-end-width="0.615cm" svg:stroke-linecap="butt" draw:fill="none" draw:textarea-horizontal-align="center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svg:stroke-width="0.07cm" svg:stroke-color="#000080" draw:marker-start-width="0.54cm" draw:marker-end-width="0.54cm" draw:fill-color="#ffffff" draw:opacity="0%" draw:textarea-horizontal-align="center" draw:textarea-vertical-align="middle" fo:padding-top="0.16cm" fo:padding-bottom="0.16cm" fo:padding-left="0.285cm" fo:padding-right="0.285cm" draw:shadow-opacity="0%"/>
    </style:style>
    <style:style style:name="gr33" style:family="graphic" style:parent-style-name="objectwithoutfill">
      <style:graphic-properties svg:stroke-width="0.03cm" svg:stroke-color="#008000" draw:marker-start-width="0.395cm" draw:marker-end-width="0.395cm" draw:fill="none" draw:textarea-horizontal-align="center" draw:textarea-vertical-align="middle" fo:padding-top="0.14cm" fo:padding-bottom="0.14cm" fo:padding-left="0.265cm" fo:padding-right="0.265cm"/>
    </style:style>
    <style:style style:name="gr34" style:family="graphic" style:parent-style-name="objectwithoutfill">
      <style:graphic-properties svg:stroke-width="0.03cm" svg:stroke-color="#000080" draw:marker-start-width="0.395cm" draw:marker-end-width="0.395cm" draw:fill="none" draw:textarea-horizontal-align="center" draw:textarea-vertical-align="middle" fo:padding-top="0.14cm" fo:padding-bottom="0.14cm" fo:padding-left="0.265cm" fo:padding-right="0.265cm"/>
    </style:style>
    <style:style style:name="gr35" style:family="graphic" style:parent-style-name="objectwithoutfill">
      <style:graphic-properties svg:stroke-width="0.07cm" svg:stroke-color="#000080" draw:marker-start-width="0.515cm" draw:marker-end-width="0.515cm" draw:fill="none" draw:textarea-horizontal-align="center" draw:textarea-vertical-align="middle" fo:padding-top="0.16cm" fo:padding-bottom="0.16cm" fo:padding-left="0.285cm" fo:padding-right="0.285cm"/>
    </style:style>
    <style:style style:name="gr36" style:family="graphic" style:parent-style-name="standard">
      <style:graphic-properties draw:fill-color="#00ff00" draw:textarea-horizontal-align="center" draw:textarea-vertical-align="middle"/>
    </style:style>
    <style:style style:name="gr37" style:family="graphic" style:parent-style-name="standard">
      <style:graphic-properties draw:fill-color="#99ccff" draw:textarea-horizontal-align="center" draw:textarea-vertical-align="middle"/>
    </style:style>
    <style:style style:name="gr38" style:family="graphic" style:parent-style-name="objectwithoutfill">
      <style:graphic-properties svg:stroke-width="0.03cm" svg:stroke-color="#000080" draw:marker-start="Small_20_Arrow" draw:marker-start-width="0.1cm" draw:marker-end-width="0.395cm" draw:fill="none" draw:textarea-horizontal-align="center" draw:textarea-vertical-align="middle" fo:padding-top="0.14cm" fo:padding-bottom="0.14cm" fo:padding-left="0.265cm" fo:padding-right="0.265cm"/>
    </style:style>
    <style:style style:name="gr39" style:family="graphic" style:parent-style-name="objectwithoutfill">
      <style:graphic-properties svg:stroke-width="0.03cm" svg:stroke-color="#008000" draw:marker-start="Small_20_Arrow" draw:marker-start-width="0.1cm" draw:marker-end-width="0.395cm" draw:fill="none" draw:textarea-horizontal-align="center" draw:textarea-vertical-align="middle" fo:padding-top="0.14cm" fo:padding-bottom="0.14cm" fo:padding-left="0.265cm" fo:padding-right="0.265cm"/>
    </style:style>
    <style:style style:name="gr40" style:family="graphic" style:parent-style-name="objectwithoutfill">
      <style:graphic-properties draw:stroke="dash" draw:stroke-dash="Ultrafine_20_Dotted_20__28_var_29_" svg:stroke-width="0.03cm" svg:stroke-color="#000080" draw:marker-start="Small_20_Arrow" draw:marker-start-width="0.1cm" draw:marker-end-width="0.395cm" draw:fill="none" draw:textarea-horizontal-align="center" draw:textarea-vertical-align="middle" fo:padding-top="0.14cm" fo:padding-bottom="0.14cm" fo:padding-left="0.265cm" fo:padding-right="0.265cm"/>
    </style:style>
    <style:style style:name="gr41" style:family="graphic" style:parent-style-name="objectwithoutfill">
      <style:graphic-properties svg:stroke-width="0.05cm" svg:stroke-color="#008000" draw:marker-start="Small_20_Arrow" draw:marker-start-width="0.17cm" draw:marker-end="Small_20_Arrow" draw:marker-end-width="0.17cm" draw:fill="none" draw:textarea-horizontal-align="center" draw:textarea-vertical-align="middle" fo:padding-top="0.15cm" fo:padding-bottom="0.15cm" fo:padding-left="0.275cm" fo:padding-right="0.275cm"/>
    </style:style>
    <style:style style:name="gr42" style:family="graphic" style:parent-style-name="objectwithoutfill">
      <style:graphic-properties svg:stroke-width="0.03cm" svg:stroke-color="#000080" draw:marker-start="" draw:marker-start-width="0.1cm" draw:marker-end-width="0.395cm" draw:fill="none" draw:textarea-horizontal-align="center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text-properties fo:color="#00cc00"/>
    </style:style>
    <style:style style:name="P3" style:family="paragraph">
      <style:text-properties fo:color="#00ff00"/>
    </style:style>
    <style:style style:name="P4" style:family="paragraph">
      <style:text-properties fo:color="#ff0000"/>
    </style:style>
    <style:style style:name="P5" style:family="paragraph">
      <style:text-properties fo:color="#000080"/>
    </style:style>
    <style:style style:name="P6" style:family="paragraph">
      <style:text-properties fo:color="#808080"/>
    </style:style>
    <style:style style:name="T1" style:family="text">
      <style:text-properties fo:color="#00cc00"/>
    </style:style>
    <style:style style:name="T2" style:family="text">
      <style:text-properties fo:color="#808080"/>
    </style:style>
    <style:style style:name="T3" style:family="text">
      <style:text-properties fo:color="#00008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24cm" svg:height="6.16cm" svg:x="7.78cm" svg:y="20.26cm">
          <draw:image xlink:href="Pictures/2000081600011CC800019DA7D15A16DD.svm" xlink:type="simple" xlink:show="embed" xlink:actuate="onLoad">
            <text:p/>
          </draw:image>
        </draw:frame>
        <draw:frame draw:style-name="gr1" draw:text-style-name="P1" draw:layer="layout" svg:width="4.24cm" svg:height="6.16cm" svg:x="13.48cm" svg:y="20.26cm">
          <draw:image xlink:href="Pictures/2000081600011CC800019DA7D15A16DD.svm" xlink:type="simple" xlink:show="embed" xlink:actuate="onLoad">
            <text:p/>
          </draw:image>
        </draw:frame>
        <draw:rect draw:style-name="gr2" draw:text-style-name="P1" draw:layer="layout" svg:width="2.4cm" svg:height="0.4cm" svg:x="9.1cm" svg:y="6.2cm">
          <text:p/>
        </draw:rect>
        <draw:rect draw:style-name="gr2" draw:text-style-name="P1" draw:layer="layout" svg:width="0.4cm" svg:height="1.2cm" svg:x="7.9cm" svg:y="2.5cm">
          <text:p/>
        </draw:rect>
        <draw:frame draw:style-name="gr3" draw:layer="layout" svg:width="2.441cm" svg:height="0.963cm" svg:x="8.3cm" svg:y="1.3cm">
          <draw:text-box>
            <text:p>1,0mm</text:p>
          </draw:text-box>
        </draw:frame>
        <draw:line draw:style-name="gr4" draw:text-style-name="P1" draw:layer="layout" svg:x1="8.5cm" svg:y1="2.1cm" svg:x2="8.1cm" svg:y2="2.5cm">
          <text:p/>
        </draw:line>
        <draw:line draw:style-name="gr4" draw:text-style-name="P1" draw:layer="layout" svg:x1="8.7cm" svg:y1="2.1cm" svg:x2="10.9cm" svg:y2="6.2cm">
          <text:p/>
        </draw:line>
        <draw:rect draw:style-name="gr5" draw:text-style-name="P1" draw:layer="layout" svg:width="11.4cm" svg:height="6.6cm" svg:x="1.2cm" svg:y="1.2cm" draw:corner-radius="0.2cm">
          <text:p/>
        </draw:rect>
        <draw:frame draw:style-name="Spannung" draw:layer="layout" svg:width="0.901cm" svg:height="0.6cm" svg:x="1.994cm" svg:y="10.193cm">
          <draw:text-box>
            <text:p>Akku</text:p>
          </draw:text-box>
        </draw:frame>
        <draw:circle draw:style-name="gr6" draw:text-style-name="P1" draw:layer="layout" svg:width="0.2cm" svg:height="0.2cm" svg:x="1.995cm" svg:y="10.693cm">
          <text:p/>
        </draw:circle>
        <draw:line draw:style-name="gr7" draw:text-style-name="P1" draw:layer="layout" svg:x1="17.794cm" svg:y1="10.793cm" svg:x2="4.394cm" svg:y2="10.793cm">
          <text:p/>
        </draw:line>
        <draw:frame draw:style-name="Widerstandswert" draw:layer="layout" svg:width="0.674cm" svg:height="0.6cm" svg:x="4.394cm" svg:y="10.193cm">
          <draw:text-box>
            <text:p>S1</text:p>
          </draw:text-box>
        </draw:frame>
        <draw:line draw:style-name="gr8" draw:text-style-name="P1" draw:layer="layout" svg:x1="2.195cm" svg:y1="10.793cm" svg:x2="3.794cm" svg:y2="10.793cm">
          <text:p/>
        </draw:line>
        <draw:frame draw:style-name="Widerstandswert" draw:layer="layout" svg:width="0.674cm" svg:height="0.6cm" svg:x="4.421cm" svg:y="8.993cm">
          <draw:text-box>
            <text:p>S2</text:p>
          </draw:text-box>
        </draw:frame>
        <draw:polyline draw:style-name="gr8" draw:text-style-name="P1" draw:layer="layout" svg:width="0.799cm" svg:height="1.199cm" svg:x="2.994cm" svg:y="9.593cm" svg:viewBox="0 0 800 1200" draw:points="800,0 0,0 0,1200">
          <text:p/>
        </draw:polyline>
        <draw:circle draw:style-name="gr9" draw:text-style-name="P1" draw:layer="layout" svg:width="0.14cm" svg:height="0.14cm" svg:x="2.918cm" svg:y="10.73cm">
          <text:p/>
        </draw:circle>
        <draw:line draw:style-name="gr10" draw:text-style-name="P1" draw:layer="layout" svg:x1="4.394cm" svg:y1="10.593cm" svg:x2="3.794cm" svg:y2="10.793cm">
          <text:p/>
        </draw:line>
        <draw:g>
          <draw:line draw:style-name="gr11" draw:text-style-name="P1" draw:layer="layout" svg:x1="4.095cm" svg:y1="10.644cm" svg:x2="4.095cm" svg:y2="10.598cm">
            <text:p/>
          </draw:line>
          <draw:line draw:style-name="gr12" draw:text-style-name="P1" draw:layer="layout" svg:x1="4.095cm" svg:y1="10.439cm" svg:x2="4.095cm" svg:y2="10.393cm">
            <text:p/>
          </draw:line>
          <draw:line draw:style-name="gr13" draw:text-style-name="P1" draw:layer="layout" svg:x1="4.244cm" svg:y1="10.393cm" svg:x2="3.945cm" svg:y2="10.393cm">
            <text:p/>
          </draw:line>
          <draw:line draw:style-name="gr12" draw:text-style-name="P1" draw:layer="layout" svg:x1="4.095cm" svg:y1="10.508cm" svg:x2="4.095cm" svg:y2="10.462cm">
            <text:p/>
          </draw:line>
          <draw:line draw:style-name="gr12" draw:text-style-name="P1" draw:layer="layout" svg:x1="4.095cm" svg:y1="10.578cm" svg:x2="4.095cm" svg:y2="10.532cm">
            <text:p/>
          </draw:line>
        </draw:g>
        <draw:g>
          <draw:polygon draw:style-name="gr14" draw:text-style-name="P1" draw:layer="layout" svg:width="0.399cm" svg:height="0.399cm" svg:x="6.794cm" svg:y="10.592cm" svg:viewBox="0 0 400 400" draw:points="0,400 0,0 400,200">
            <text:p/>
          </draw:polygon>
          <draw:line draw:style-name="gr8" draw:text-style-name="P1" draw:layer="layout" svg:x1="7.194cm" svg:y1="10.992cm" svg:x2="7.194cm" svg:y2="10.592cm">
            <text:p/>
          </draw:line>
        </draw:g>
        <draw:g>
          <draw:polygon draw:style-name="gr14" draw:text-style-name="P1" draw:layer="layout" svg:width="0.399cm" svg:height="0.399cm" svg:x="6.794cm" svg:y="9.392cm" svg:viewBox="0 0 400 400" draw:points="0,400 0,0 400,200">
            <text:p/>
          </draw:polygon>
          <draw:line draw:style-name="gr8" draw:text-style-name="P1" draw:layer="layout" svg:x1="7.194cm" svg:y1="9.792cm" svg:x2="7.194cm" svg:y2="9.392cm">
            <text:p/>
          </draw:line>
        </draw:g>
        <draw:line draw:style-name="gr10" draw:text-style-name="P1" draw:layer="layout" svg:x1="4.394cm" svg:y1="9.393cm" svg:x2="3.794cm" svg:y2="9.593cm">
          <text:p/>
        </draw:line>
        <draw:polyline draw:style-name="gr7" draw:text-style-name="P1" draw:layer="layout" svg:width="8.399cm" svg:height="5.199cm" svg:x="6.994cm" svg:y="10.793cm" svg:viewBox="0 0 8400 5200" draw:points="0,5200 0,4200 8400,4200 8400,0">
          <text:p/>
        </draw:polyline>
        <draw:circle draw:style-name="gr9" draw:text-style-name="P1" draw:layer="layout" svg:width="0.14cm" svg:height="0.14cm" svg:x="5.518cm" svg:y="10.73cm">
          <text:p/>
        </draw:circle>
        <draw:circle draw:style-name="gr9" draw:text-style-name="P1" draw:layer="layout" svg:width="0.14cm" svg:height="0.14cm" svg:x="15.318cm" svg:y="10.73cm">
          <text:p/>
        </draw:circle>
        <draw:frame draw:style-name="Widerstandswert" draw:layer="layout" svg:width="1.173cm" svg:height="0.6cm" svg:x="7.221cm" svg:y="8.993cm">
          <draw:text-box>
            <text:p>Bat48</text:p>
          </draw:text-box>
        </draw:frame>
        <draw:rect draw:style-name="gr15" draw:text-style-name="P1" draw:layer="layout" svg:width="0.401cm" svg:height="0.999cm" svg:x="5.394cm" svg:y="11.593cm">
          <text:p/>
        </draw:rect>
        <draw:line draw:style-name="gr16" draw:text-style-name="P1" draw:layer="layout" svg:x1="5.594cm" svg:y1="11.593cm" svg:x2="5.594cm" svg:y2="10.793cm">
          <text:p/>
        </draw:line>
        <draw:frame draw:style-name="Widerstandswert" draw:layer="layout" svg:width="0.6cm" svg:height="0.6cm" svg:x="4.702cm" svg:y="11.594cm">
          <draw:text-box>
            <text:p>R9</text:p>
          </draw:text-box>
        </draw:frame>
        <draw:circle draw:style-name="gr9" draw:text-style-name="P1" draw:layer="layout" svg:width="0.14cm" svg:height="0.14cm" svg:x="5.518cm" svg:y="12.938cm">
          <text:p/>
        </draw:circle>
        <draw:line draw:style-name="gr16" draw:text-style-name="P1" draw:layer="layout" svg:x1="5.594cm" svg:y1="13.393cm" svg:x2="5.594cm" svg:y2="12.593cm">
          <text:p/>
        </draw:line>
        <draw:rect draw:style-name="gr15" draw:text-style-name="P1" draw:layer="layout" svg:width="0.401cm" svg:height="0.999cm" svg:x="5.402cm" svg:y="13.394cm">
          <text:p/>
        </draw:rect>
        <draw:frame draw:style-name="Widerstandswert" draw:layer="layout" svg:width="0.8cm" svg:height="0.6cm" svg:x="4.494cm" svg:y="13.395cm">
          <draw:text-box>
            <text:p>R10</text:p>
          </draw:text-box>
        </draw:frame>
        <draw:g>
          <draw:line draw:style-name="gr17" draw:text-style-name="P1" draw:layer="layout" svg:x1="12.203cm" svg:y1="11.392cm" svg:x2="11.803cm" svg:y2="11.792cm">
            <text:p/>
          </draw:line>
          <draw:line draw:style-name="gr17" draw:text-style-name="P1" draw:layer="layout" svg:x1="11.803cm" svg:y1="11.792cm" svg:x2="12.203cm" svg:y2="12.192cm">
            <text:p/>
          </draw:line>
          <draw:line draw:style-name="gr18" draw:text-style-name="P1" draw:layer="layout" svg:x1="11.803cm" svg:y1="11.392cm" svg:x2="11.803cm" svg:y2="12.192cm">
            <text:p/>
          </draw:line>
          <draw:line draw:style-name="gr19" draw:text-style-name="P1" draw:layer="layout" svg:x1="11.803cm" svg:y1="11.792cm" svg:x2="12.203cm" svg:y2="12.192cm">
            <text:p/>
          </draw:line>
        </draw:g>
        <draw:line draw:style-name="gr8" draw:text-style-name="P1" draw:layer="layout" svg:x1="11.803cm" svg:y1="11.793cm" svg:x2="11.203cm" svg:y2="11.793cm">
          <text:p/>
        </draw:line>
        <draw:frame draw:style-name="Widerstandswert" draw:layer="layout" svg:width="0.7cm" svg:height="0.6cm" svg:x="10.994cm" svg:y="11.193cm">
          <draw:text-box>
            <text:p>T5</text:p>
          </draw:text-box>
        </draw:frame>
        <draw:g>
          <draw:line draw:style-name="gr17" draw:text-style-name="P1" draw:layer="layout" svg:x1="11.803cm" svg:y1="13.392cm" svg:x2="12.203cm" svg:y2="13.792cm">
            <text:p/>
          </draw:line>
          <draw:line draw:style-name="gr18" draw:text-style-name="P1" draw:layer="layout" svg:x1="11.803cm" svg:y1="12.992cm" svg:x2="11.803cm" svg:y2="13.792cm">
            <text:p/>
          </draw:line>
          <draw:line draw:style-name="gr19" draw:text-style-name="P1" draw:layer="layout" svg:x1="12.194cm" svg:y1="12.993cm" svg:x2="11.794cm" svg:y2="13.393cm">
            <text:p/>
          </draw:line>
          <draw:line draw:style-name="gr8" draw:text-style-name="P1" draw:layer="layout" svg:x1="11.803cm" svg:y1="13.393cm" svg:x2="11.203cm" svg:y2="13.393cm">
            <text:p/>
          </draw:line>
        </draw:g>
        <draw:circle draw:style-name="gr9" draw:text-style-name="P1" draw:layer="layout" svg:width="0.14cm" svg:height="0.14cm" svg:x="12.118cm" svg:y="12.538cm">
          <text:p/>
        </draw:circle>
        <draw:line draw:style-name="gr16" draw:text-style-name="P1" draw:layer="layout" svg:x1="12.194cm" svg:y1="12.993cm" svg:x2="12.194cm" svg:y2="12.193cm">
          <text:p/>
        </draw:line>
        <draw:frame draw:style-name="Widerstandswert" draw:layer="layout" svg:width="0.7cm" svg:height="0.6cm" svg:x="10.994cm" svg:y="12.793cm">
          <draw:text-box>
            <text:p>T4</text:p>
          </draw:text-box>
        </draw:frame>
        <draw:rect draw:style-name="gr15" draw:text-style-name="P1" draw:layer="layout" svg:width="0.8cm" svg:height="0.4cm" svg:x="12.995cm" svg:y="12.393cm">
          <text:p/>
        </draw:rect>
        <draw:line draw:style-name="gr8" draw:text-style-name="P1" draw:layer="layout" svg:x1="13.795cm" svg:y1="12.393cm" svg:x2="12.995cm" svg:y2="12.793cm">
          <text:p/>
        </draw:line>
        <draw:line draw:style-name="gr20" draw:text-style-name="P1" draw:layer="layout" svg:x1="4.094cm" svg:y1="8.793cm" svg:x2="4.094cm" svg:y2="9.493cm">
          <text:p/>
        </draw:line>
        <draw:frame draw:style-name="Widerstandswert" draw:layer="layout" svg:width="0.374cm" svg:height="0.5cm" svg:x="12.62cm" svg:y="12.093cm">
          <draw:text-box>
            <text:p>1</text:p>
          </draw:text-box>
        </draw:frame>
        <draw:frame draw:style-name="Widerstandswert" draw:layer="layout" svg:width="0.374cm" svg:height="0.5cm" svg:x="13.82cm" svg:y="12.093cm">
          <draw:text-box>
            <text:p>8</text:p>
          </draw:text-box>
        </draw:frame>
        <draw:line draw:style-name="gr16" draw:text-style-name="P1" draw:layer="layout" svg:x1="12.994cm" svg:y1="12.593cm" svg:x2="12.194cm" svg:y2="12.593cm">
          <text:p/>
        </draw:line>
        <draw:line draw:style-name="gr21" draw:text-style-name="P1" draw:layer="layout" svg:x1="12.394cm" svg:y1="14.593cm" svg:x2="11.994cm" svg:y2="14.593cm">
          <text:p/>
        </draw:line>
        <draw:line draw:style-name="gr16" draw:text-style-name="P1" draw:layer="layout" svg:x1="12.194cm" svg:y1="14.593cm" svg:x2="12.194cm" svg:y2="13.793cm">
          <text:p/>
        </draw:line>
        <draw:line draw:style-name="gr21" draw:text-style-name="P1" draw:layer="layout" svg:x1="14.794cm" svg:y1="14.603cm" svg:x2="14.394cm" svg:y2="14.603cm">
          <text:p/>
        </draw:line>
        <draw:line draw:style-name="gr16" draw:text-style-name="P1" draw:layer="layout" svg:x1="14.594cm" svg:y1="14.603cm" svg:x2="14.594cm" svg:y2="13.593cm">
          <text:p/>
        </draw:line>
        <draw:polyline draw:style-name="gr16" draw:text-style-name="P1" draw:layer="layout" svg:width="0.799cm" svg:height="0.809cm" svg:x="13.794cm" svg:y="12.593cm" svg:viewBox="0 0 800 810" draw:points="800,810 800,0 0,0">
          <text:p/>
        </draw:polyline>
        <draw:g>
          <draw:line draw:style-name="gr21" draw:text-style-name="P1" draw:layer="layout" svg:x1="14.994cm" svg:y1="13.593cm" svg:x2="14.194cm" svg:y2="13.593cm">
            <text:p/>
          </draw:line>
          <draw:rect draw:style-name="gr15" draw:text-style-name="P1" draw:layer="layout" svg:width="0.8cm" svg:height="0.1cm" svg:x="14.194cm" svg:y="13.393cm">
            <text:p/>
          </draw:rect>
        </draw:g>
        <draw:g>
          <draw:line draw:style-name="gr8" draw:text-style-name="P1" draw:layer="layout" svg:x1="14.194cm" svg:y1="13.193cm" svg:x2="14.394cm" svg:y2="13.193cm">
            <text:p/>
          </draw:line>
          <draw:line draw:style-name="gr8" draw:text-style-name="P1" draw:layer="layout" svg:x1="14.294cm" svg:y1="13.093cm" svg:x2="14.294cm" svg:y2="13.293cm">
            <text:p/>
          </draw:line>
        </draw:g>
        <draw:frame draw:style-name="Widerstandswert" draw:layer="layout" svg:width="0.674cm" svg:height="0.6cm" svg:x="13.42cm" svg:y="13.193cm">
          <draw:text-box>
            <text:p>C1</text:p>
          </draw:text-box>
        </draw:frame>
        <draw:frame draw:style-name="Widerstandswert" draw:layer="layout" svg:width="1.2cm" svg:height="0.6cm" svg:x="13.294cm" svg:y="13.693cm">
          <draw:text-box>
            <text:p>220uF</text:p>
          </draw:text-box>
        </draw:frame>
        <draw:frame draw:style-name="Spannung" draw:layer="layout" svg:width="0.999cm" svg:height="0.6cm" svg:x="7.995cm" svg:y="10.193cm">
          <draw:text-box>
            <text:p>5VD1</text:p>
          </draw:text-box>
        </draw:frame>
        <draw:frame draw:style-name="Spannung" draw:layer="layout" svg:width="0.898cm" svg:height="0.6cm" svg:x="5.096cm" svg:y="10.193cm">
          <draw:text-box>
            <text:p>5V1</text:p>
          </draw:text-box>
        </draw:frame>
        <draw:circle draw:style-name="gr9" draw:text-style-name="P1" draw:layer="layout" svg:width="0.14cm" svg:height="0.14cm" svg:x="10.119cm" svg:y="10.738cm">
          <text:p/>
        </draw:circle>
        <draw:rect draw:style-name="gr15" draw:text-style-name="P1" draw:layer="layout" svg:width="0.401cm" svg:height="0.999cm" svg:x="9.995cm" svg:y="11.201cm">
          <text:p/>
        </draw:rect>
        <draw:line draw:style-name="gr16" draw:text-style-name="P1" draw:layer="layout" svg:x1="10.194cm" svg:y1="11.193cm" svg:x2="10.195cm" svg:y2="10.801cm">
          <text:p/>
        </draw:line>
        <draw:circle draw:style-name="gr9" draw:text-style-name="P1" draw:layer="layout" svg:width="0.14cm" svg:height="0.14cm" svg:x="10.124cm" svg:y="12.523cm">
          <text:p/>
        </draw:circle>
        <draw:polyline draw:style-name="gr16" draw:text-style-name="P1" draw:layer="layout" svg:width="0.199cm" svg:height="1.599cm" svg:x="10.994cm" svg:y="11.793cm" svg:viewBox="0 0 200 1600" draw:points="200,1600 0,1600 0,0 200,0">
          <text:p/>
        </draw:polyline>
        <draw:line draw:style-name="gr22" draw:text-style-name="P1" draw:layer="layout" svg:x1="10.194cm" svg:y1="12.593cm" svg:x2="8.394cm" svg:y2="12.593cm">
          <text:p/>
        </draw:line>
        <draw:circle draw:style-name="gr9" draw:text-style-name="P1" draw:layer="layout" svg:width="0.14cm" svg:height="0.14cm" svg:x="10.924cm" svg:y="12.523cm">
          <text:p/>
        </draw:circle>
        <draw:line draw:style-name="gr16" draw:text-style-name="P1" draw:layer="layout" svg:x1="10.195cm" svg:y1="12.593cm" svg:x2="10.196cm" svg:y2="12.201cm">
          <text:p/>
        </draw:line>
        <draw:line draw:style-name="gr16" draw:text-style-name="P1" draw:layer="layout" svg:x1="12.194cm" svg:y1="11.393cm" svg:x2="12.194cm" svg:y2="10.793cm">
          <text:p/>
        </draw:line>
        <draw:circle draw:style-name="gr9" draw:text-style-name="P1" draw:layer="layout" svg:width="0.14cm" svg:height="0.14cm" svg:x="12.124cm" svg:y="10.723cm">
          <text:p/>
        </draw:circle>
        <draw:frame draw:style-name="Widerstandswert" draw:layer="layout" svg:width="0.6cm" svg:height="0.6cm" svg:x="9.394cm" svg:y="11.194cm">
          <draw:text-box>
            <text:p>R1</text:p>
          </draw:text-box>
        </draw:frame>
        <draw:frame draw:style-name="Widerstandswert" draw:layer="layout" svg:width="0.8cm" svg:height="0.6cm" svg:x="9.194cm" svg:y="11.594cm">
          <draw:text-box>
            <text:p>10k</text:p>
          </draw:text-box>
        </draw:frame>
        <draw:g>
          <draw:line draw:style-name="gr17" draw:text-style-name="P1" draw:layer="layout" svg:x1="8.003cm" svg:y1="12.992cm" svg:x2="8.403cm" svg:y2="13.392cm">
            <text:p/>
          </draw:line>
          <draw:line draw:style-name="gr18" draw:text-style-name="P1" draw:layer="layout" svg:x1="8.003cm" svg:y1="12.592cm" svg:x2="8.003cm" svg:y2="13.392cm">
            <text:p/>
          </draw:line>
          <draw:line draw:style-name="gr19" draw:text-style-name="P1" draw:layer="layout" svg:x1="8.394cm" svg:y1="12.593cm" svg:x2="7.994cm" svg:y2="12.993cm">
            <text:p/>
          </draw:line>
          <draw:line draw:style-name="gr8" draw:text-style-name="P1" draw:layer="layout" svg:x1="8.003cm" svg:y1="12.993cm" svg:x2="7.403cm" svg:y2="12.993cm">
            <text:p/>
          </draw:line>
        </draw:g>
        <draw:line draw:style-name="gr21" draw:text-style-name="P1" draw:layer="layout" svg:x1="5.794cm" svg:y1="14.803cm" svg:x2="5.394cm" svg:y2="14.803cm">
          <text:p/>
        </draw:line>
        <draw:line draw:style-name="gr16" draw:text-style-name="P1" draw:layer="layout" svg:x1="5.594cm" svg:y1="14.803cm" svg:x2="5.594cm" svg:y2="14.393cm">
          <text:p/>
        </draw:line>
        <draw:line draw:style-name="gr16" draw:text-style-name="P1" draw:layer="layout" svg:x1="7.394cm" svg:y1="12.993cm" svg:x2="5.594cm" svg:y2="12.993cm">
          <text:p/>
        </draw:line>
        <draw:line draw:style-name="gr20" draw:text-style-name="P1" draw:layer="layout" svg:x1="13.394cm" svg:y1="12.393cm" svg:x2="13.394cm" svg:y2="8.793cm">
          <text:p/>
        </draw:line>
        <draw:line draw:style-name="gr20" draw:text-style-name="P1" draw:layer="layout" svg:x1="13.394cm" svg:y1="8.793cm" svg:x2="4.094cm" svg:y2="8.793cm">
          <text:p/>
        </draw:line>
        <draw:frame draw:style-name="Widerstandswert" draw:layer="layout" svg:width="0.8cm" svg:height="0.6cm" svg:x="4.494cm" svg:y="11.994cm">
          <draw:text-box>
            <text:p>10k</text:p>
          </draw:text-box>
        </draw:frame>
        <draw:frame draw:style-name="Widerstandswert" draw:layer="layout" svg:width="0.9cm" svg:height="0.6cm" svg:x="4.394cm" svg:y="13.793cm">
          <draw:text-box>
            <text:p>220k</text:p>
          </draw:text-box>
        </draw:frame>
        <draw:rect draw:style-name="gr15" draw:text-style-name="P1" draw:layer="layout" svg:width="1cm" svg:height="0.4cm" svg:x="2.994cm" svg:y="17.593cm">
          <text:p/>
        </draw:rect>
        <draw:circle draw:style-name="gr9" draw:text-style-name="P1" draw:layer="layout" svg:width="0.14cm" svg:height="0.14cm" svg:x="4.318cm" svg:y="17.728cm">
          <text:p/>
        </draw:circle>
        <draw:frame draw:style-name="Widerstandswert" draw:layer="layout" svg:width="0.6cm" svg:height="0.6cm" svg:x="3.51cm" svg:y="18.185cm">
          <draw:text-box>
            <text:p>R4</text:p>
          </draw:text-box>
        </draw:frame>
        <draw:line draw:style-name="gr16" draw:text-style-name="P1" draw:layer="layout" svg:x1="4.394cm" svg:y1="19.593cm" svg:x2="4.394cm" svg:y2="19.183cm">
          <text:p/>
        </draw:line>
        <draw:line draw:style-name="gr16" draw:text-style-name="P1" draw:layer="layout" svg:x1="5.194cm" svg:y1="17.793cm" svg:x2="3.994cm" svg:y2="17.793cm">
          <text:p/>
        </draw:line>
        <draw:frame draw:style-name="Widerstandswert" draw:layer="layout" svg:width="0.9cm" svg:height="0.6cm" svg:x="3.194cm" svg:y="18.583cm">
          <draw:text-box>
            <text:p>220k</text:p>
          </draw:text-box>
        </draw:frame>
        <draw:frame draw:style-name="Widerstandswert" draw:layer="layout" svg:width="0.9cm" svg:height="0.6cm" svg:x="3.094cm" svg:y="17.483cm">
          <draw:text-box>
            <text:p>220k</text:p>
          </draw:text-box>
        </draw:frame>
        <draw:line draw:style-name="gr16" draw:text-style-name="P1" draw:layer="layout" svg:x1="4.394cm" svg:y1="18.193cm" svg:x2="4.394cm" svg:y2="17.783cm">
          <text:p/>
        </draw:line>
        <draw:frame draw:style-name="Spannung" draw:layer="layout" svg:width="0.7cm" svg:height="0.6cm" svg:x="1.994cm" svg:y="17.201cm">
          <draw:text-box>
            <text:p>D6</text:p>
          </draw:text-box>
        </draw:frame>
        <draw:ellipse draw:style-name="gr6" draw:text-style-name="P1" draw:layer="layout" svg:width="0.198cm" svg:height="0.208cm" svg:x="1.996cm" svg:y="17.693cm">
          <text:p/>
        </draw:ellipse>
        <draw:line draw:style-name="gr16" draw:text-style-name="P1" draw:layer="layout" svg:x1="2.994cm" svg:y1="17.793cm" svg:x2="2.194cm" svg:y2="17.793cm">
          <text:p/>
        </draw:line>
        <draw:frame draw:style-name="Widerstandswert" draw:layer="layout" svg:width="0.6cm" svg:height="0.6cm" svg:x="3.21cm" svg:y="17.085cm">
          <draw:text-box>
            <text:p>R3</text:p>
          </draw:text-box>
        </draw:frame>
        <draw:g>
          <draw:line draw:style-name="gr17" draw:text-style-name="P1" draw:layer="layout" svg:x1="5.598cm" svg:y1="17.392cm" svg:x2="5.198cm" svg:y2="17.792cm">
            <text:p/>
          </draw:line>
          <draw:line draw:style-name="gr17" draw:text-style-name="P1" draw:layer="layout" svg:x1="5.198cm" svg:y1="17.792cm" svg:x2="5.598cm" svg:y2="18.192cm">
            <text:p/>
          </draw:line>
          <draw:line draw:style-name="gr18" draw:text-style-name="P1" draw:layer="layout" svg:x1="5.198cm" svg:y1="17.392cm" svg:x2="5.198cm" svg:y2="18.192cm">
            <text:p/>
          </draw:line>
          <draw:line draw:style-name="gr19" draw:text-style-name="P1" draw:layer="layout" svg:x1="5.198cm" svg:y1="17.792cm" svg:x2="5.598cm" svg:y2="18.192cm">
            <text:p/>
          </draw:line>
        </draw:g>
        <draw:line draw:style-name="gr16" draw:text-style-name="P1" draw:layer="layout" svg:x1="5.594cm" svg:y1="19.603cm" svg:x2="5.594cm" svg:y2="18.193cm">
          <text:p/>
        </draw:line>
        <draw:frame draw:style-name="Widerstandswert" draw:layer="layout" svg:width="0.7cm" svg:height="0.6cm" svg:x="7.294cm" svg:y="12.393cm">
          <draw:text-box>
            <text:p>T3</text:p>
          </draw:text-box>
        </draw:frame>
        <draw:frame draw:style-name="Widerstandswert" draw:layer="layout" svg:width="0.7cm" svg:height="0.6cm" svg:x="4.494cm" svg:y="17.193cm">
          <draw:text-box>
            <text:p>T1</text:p>
          </draw:text-box>
        </draw:frame>
        <draw:rect draw:style-name="gr15" draw:text-style-name="P1" draw:layer="layout" svg:width="0.401cm" svg:height="0.999cm" svg:x="4.202cm" svg:y="18.184cm">
          <text:p/>
        </draw:rect>
        <draw:line draw:style-name="gr16" draw:text-style-name="P1" draw:layer="layout" svg:x1="6.994cm" svg:y1="19.593cm" svg:x2="6.994cm" svg:y2="18.583cm">
          <text:p/>
        </draw:line>
        <draw:g>
          <draw:line draw:style-name="gr21" draw:text-style-name="P1" draw:layer="layout" svg:x1="7.394cm" svg:y1="18.583cm" svg:x2="6.594cm" svg:y2="18.583cm">
            <text:p/>
          </draw:line>
          <draw:rect draw:style-name="gr15" draw:text-style-name="P1" draw:layer="layout" svg:width="0.8cm" svg:height="0.1cm" svg:x="6.594cm" svg:y="18.383cm">
            <text:p/>
          </draw:rect>
        </draw:g>
        <draw:g>
          <draw:line draw:style-name="gr8" draw:text-style-name="P1" draw:layer="layout" svg:x1="6.594cm" svg:y1="18.183cm" svg:x2="6.794cm" svg:y2="18.183cm">
            <text:p/>
          </draw:line>
          <draw:line draw:style-name="gr8" draw:text-style-name="P1" draw:layer="layout" svg:x1="6.694cm" svg:y1="18.083cm" svg:x2="6.694cm" svg:y2="18.283cm">
            <text:p/>
          </draw:line>
        </draw:g>
        <draw:frame draw:style-name="Widerstandswert" draw:layer="layout" svg:width="0.674cm" svg:height="0.6cm" svg:x="5.82cm" svg:y="18.183cm">
          <draw:text-box>
            <text:p>C2</text:p>
          </draw:text-box>
        </draw:frame>
        <draw:frame draw:style-name="Widerstandswert" draw:layer="layout" svg:width="0.973cm" svg:height="0.6cm" svg:x="5.794cm" svg:y="18.683cm">
          <draw:text-box>
            <text:p>10uF</text:p>
          </draw:text-box>
        </draw:frame>
        <draw:line draw:style-name="gr16" draw:text-style-name="P1" draw:layer="layout" svg:x1="5.594cm" svg:y1="17.393cm" svg:x2="7.994cm" svg:y2="17.393cm">
          <text:p/>
        </draw:line>
        <draw:g>
          <draw:line draw:style-name="gr17" draw:text-style-name="P1" draw:layer="layout" svg:x1="8.393cm" svg:y1="16.992cm" svg:x2="7.993cm" svg:y2="17.392cm">
            <text:p/>
          </draw:line>
          <draw:line draw:style-name="gr17" draw:text-style-name="P1" draw:layer="layout" svg:x1="7.993cm" svg:y1="17.392cm" svg:x2="8.393cm" svg:y2="17.792cm">
            <text:p/>
          </draw:line>
          <draw:line draw:style-name="gr18" draw:text-style-name="P1" draw:layer="layout" svg:x1="7.993cm" svg:y1="16.992cm" svg:x2="7.993cm" svg:y2="17.792cm">
            <text:p/>
          </draw:line>
          <draw:line draw:style-name="gr19" draw:text-style-name="P1" draw:layer="layout" svg:x1="7.993cm" svg:y1="17.392cm" svg:x2="8.393cm" svg:y2="17.792cm">
            <text:p/>
          </draw:line>
        </draw:g>
        <draw:frame draw:style-name="Widerstandswert" draw:layer="layout" svg:width="0.7cm" svg:height="0.6cm" svg:x="7.294cm" svg:y="16.793cm">
          <draw:text-box>
            <text:p>T2</text:p>
          </draw:text-box>
        </draw:frame>
        <draw:rect draw:style-name="gr15" draw:text-style-name="P1" draw:layer="layout" svg:width="0.401cm" svg:height="0.999cm" svg:x="6.803cm" svg:y="16.002cm">
          <text:p/>
        </draw:rect>
        <draw:circle draw:style-name="gr9" draw:text-style-name="P1" draw:layer="layout" svg:width="0.14cm" svg:height="0.14cm" svg:x="6.932cm" svg:y="17.324cm">
          <text:p/>
        </draw:circle>
        <draw:line draw:style-name="gr16" draw:text-style-name="P1" draw:layer="layout" svg:x1="6.994cm" svg:y1="18.393cm" svg:x2="7.004cm" svg:y2="17.002cm">
          <text:p/>
        </draw:line>
        <draw:frame draw:style-name="Widerstandswert" draw:layer="layout" svg:width="0.592cm" svg:height="0.6cm" svg:x="6.11cm" svg:y="15.993cm">
          <draw:text-box>
            <text:p>R2</text:p>
          </draw:text-box>
        </draw:frame>
        <draw:frame draw:style-name="Widerstandswert" draw:layer="layout" svg:width="0.908cm" svg:height="0.6cm" svg:x="5.794cm" svg:y="16.395cm">
          <draw:text-box>
            <text:p>100k</text:p>
          </draw:text-box>
        </draw:frame>
        <draw:line draw:style-name="gr22" draw:text-style-name="P1" draw:layer="layout" svg:x1="8.394cm" svg:y1="13.393cm" svg:x2="8.394cm" svg:y2="16.993cm">
          <text:p/>
        </draw:line>
        <draw:polyline draw:style-name="gr7" draw:text-style-name="P1" draw:layer="layout" svg:width="3.399cm" svg:height="1.199cm" svg:x="4.394cm" svg:y="9.593cm" svg:viewBox="0 0 3400 1200" draw:points="0,0 3400,0 3400,1200">
          <text:p/>
        </draw:polyline>
        <draw:circle draw:style-name="gr9" draw:text-style-name="P1" draw:layer="layout" svg:width="0.14cm" svg:height="0.14cm" svg:x="7.718cm" svg:y="10.73cm">
          <text:p/>
        </draw:circle>
        <draw:line draw:style-name="gr21" draw:text-style-name="P1" draw:layer="layout" svg:x1="17.794cm" svg:y1="19.593cm" svg:x2="2.194cm" svg:y2="19.593cm">
          <text:p/>
        </draw:line>
        <draw:line draw:style-name="gr22" draw:text-style-name="P1" draw:layer="layout" svg:x1="8.394cm" svg:y1="19.601cm" svg:x2="8.394cm" svg:y2="17.791cm">
          <text:p/>
        </draw:line>
        <draw:frame draw:style-name="Spannung" draw:layer="layout" svg:width="0.999cm" svg:height="0.6cm" svg:x="6.496cm" svg:y="14.493cm">
          <draw:text-box>
            <text:p>5VD1</text:p>
          </draw:text-box>
        </draw:frame>
        <draw:frame draw:style-name="Widerstandswert" draw:layer="layout" svg:width="0.674cm" svg:height="0.6cm" svg:x="6.122cm" svg:y="8.993cm">
          <draw:text-box>
            <text:p>D1</text:p>
          </draw:text-box>
        </draw:frame>
        <draw:frame draw:style-name="Widerstandswert" draw:layer="layout" svg:width="0.674cm" svg:height="0.6cm" svg:x="6.122cm" svg:y="10.193cm">
          <draw:text-box>
            <text:p>D2</text:p>
          </draw:text-box>
        </draw:frame>
        <draw:line draw:style-name="gr23" draw:text-style-name="P1" draw:layer="layout" svg:x1="16.594cm" svg:y1="15.793cm" svg:x2="17.789cm" svg:y2="15.793cm">
          <text:p/>
        </draw:line>
        <draw:polygon draw:style-name="gr24" draw:text-style-name="P1" draw:layer="layout" svg:width="1.199cm" svg:height="11.199cm" svg:x="17.794cm" svg:y="8.793cm" svg:viewBox="0 0 1200 11200" draw:points="0,0 0,11200 1200,11200 1196,10200 996,9800 1196,9000 996,8200 1195,6600 995,6000 1200,2400 1000,1200 1200,600 1200,0">
          <text:p/>
        </draw:polygon>
        <draw:frame draw:style-name="Spannung" draw:layer="layout" svg:width="0.7cm" svg:height="0.6cm" svg:x="17.89cm" svg:y="10.493cm">
          <draw:text-box>
            <text:p>5V</text:p>
          </draw:text-box>
        </draw:frame>
        <draw:frame draw:style-name="Spannung" draw:layer="layout" svg:width="0.7cm" svg:height="0.6cm" svg:x="17.89cm" svg:y="15.493cm">
          <draw:text-box>
            <text:p>D6</text:p>
          </draw:text-box>
        </draw:frame>
        <draw:frame draw:style-name="Spannung" draw:layer="layout" svg:width="1cm" svg:height="0.6cm" svg:x="17.89cm" svg:y="19.293cm">
          <draw:text-box>
            <text:p>GND</text:p>
          </draw:text-box>
        </draw:frame>
        <draw:rect draw:style-name="gr15" draw:text-style-name="P1" draw:layer="layout" svg:width="0.401cm" svg:height="1cm" svg:x="16.389cm" svg:y="16.993cm">
          <text:p/>
        </draw:rect>
        <draw:rect draw:style-name="gr15" draw:text-style-name="P1" draw:layer="layout" svg:width="0.401cm" svg:height="0.999cm" svg:x="15.19cm" svg:y="16.994cm">
          <text:p/>
        </draw:rect>
        <draw:polygon draw:style-name="gr14" draw:text-style-name="P1" draw:layer="layout" svg:width="0.399cm" svg:height="0.399cm" svg:x="15.181cm" svg:y="18.288cm" svg:viewBox="0 0 400 400" draw:points="0,0 400,0 200,400">
          <text:p/>
        </draw:polygon>
        <draw:line draw:style-name="gr8" draw:text-style-name="P1" draw:layer="layout" svg:x1="15.181cm" svg:y1="18.688cm" svg:x2="15.581cm" svg:y2="18.688cm">
          <text:p/>
        </draw:line>
        <draw:line draw:style-name="gr19" draw:text-style-name="P1" draw:layer="layout" svg:x1="15.481cm" svg:y1="18.588cm" svg:x2="15.881cm" svg:y2="18.788cm">
          <text:p/>
        </draw:line>
        <draw:line draw:style-name="gr19" draw:text-style-name="P1" draw:layer="layout" svg:x1="15.481cm" svg:y1="18.388cm" svg:x2="15.881cm" svg:y2="18.588cm">
          <text:p/>
        </draw:line>
        <draw:polygon draw:style-name="gr14" draw:text-style-name="P1" draw:layer="layout" svg:width="0.399cm" svg:height="0.399cm" svg:x="16.373cm" svg:y="18.283cm" svg:viewBox="0 0 400 400" draw:points="0,0 400,0 200,400">
          <text:p/>
        </draw:polygon>
        <draw:line draw:style-name="gr8" draw:text-style-name="P1" draw:layer="layout" svg:x1="16.373cm" svg:y1="18.683cm" svg:x2="16.773cm" svg:y2="18.683cm">
          <text:p/>
        </draw:line>
        <draw:line draw:style-name="gr19" draw:text-style-name="P1" draw:layer="layout" svg:x1="16.873cm" svg:y1="18.583cm" svg:x2="17.273cm" svg:y2="18.783cm">
          <text:p/>
        </draw:line>
        <draw:line draw:style-name="gr19" draw:text-style-name="P1" draw:layer="layout" svg:x1="16.873cm" svg:y1="18.383cm" svg:x2="17.273cm" svg:y2="18.583cm">
          <text:p/>
        </draw:line>
        <draw:polyline draw:style-name="gr7" draw:text-style-name="P1" draw:layer="layout" svg:width="2.399cm" svg:height="0.799cm" svg:x="15.394cm" svg:y="16.193cm" svg:viewBox="0 0 2400 800" draw:points="0,800 0,0 2400,0">
          <text:p/>
        </draw:polyline>
        <draw:frame draw:style-name="Spannung" draw:layer="layout" svg:width="0.7cm" svg:height="0.6cm" svg:x="17.89cm" svg:y="15.893cm">
          <draw:text-box>
            <text:p>D7</text:p>
          </draw:text-box>
        </draw:frame>
        <draw:frame draw:style-name="Spannung" draw:layer="layout" svg:width="0.7cm" svg:height="0.6cm" svg:x="17.89cm" svg:y="16.293cm">
          <draw:text-box>
            <text:p>D8</text:p>
          </draw:text-box>
        </draw:frame>
        <draw:polyline draw:style-name="gr7" draw:text-style-name="P1" draw:layer="layout" svg:width="1.204cm" svg:height="0.399cm" svg:x="16.589cm" svg:y="16.593cm" svg:viewBox="0 0 1205 400" draw:points="0,400 0,0 1205,0">
          <text:p/>
        </draw:polyline>
        <draw:polyline draw:style-name="gr7" draw:text-style-name="P1" draw:layer="layout" svg:width="1.199cm" svg:height="0.299cm" svg:x="15.394cm" svg:y="18.693cm" svg:viewBox="0 0 1200 300" draw:points="0,0 0,300 1200,300 1200,0">
          <text:p/>
        </draw:polyline>
        <draw:circle draw:style-name="gr9" draw:text-style-name="P1" draw:layer="layout" svg:width="0.14cm" svg:height="0.14cm" svg:x="15.92cm" svg:y="18.922cm">
          <text:p/>
        </draw:circle>
        <draw:line draw:style-name="gr16" draw:text-style-name="P1" draw:layer="layout" svg:x1="15.389cm" svg:y1="17.993cm" svg:x2="15.389cm" svg:y2="18.293cm">
          <text:p/>
        </draw:line>
        <draw:line draw:style-name="gr16" draw:text-style-name="P1" draw:layer="layout" svg:x1="16.589cm" svg:y1="17.993cm" svg:x2="16.589cm" svg:y2="18.293cm">
          <text:p/>
        </draw:line>
        <draw:circle draw:style-name="gr9" draw:text-style-name="P1" draw:layer="layout" svg:width="0.14cm" svg:height="0.14cm" svg:x="15.92cm" svg:y="19.522cm">
          <text:p/>
        </draw:circle>
        <draw:circle draw:style-name="gr9" draw:text-style-name="P1" draw:layer="layout" svg:width="0.14cm" svg:height="0.14cm" svg:x="4.318cm" svg:y="19.528cm">
          <text:p/>
        </draw:circle>
        <draw:circle draw:style-name="gr9" draw:text-style-name="P1" draw:layer="layout" svg:width="0.14cm" svg:height="0.14cm" svg:x="5.518cm" svg:y="19.528cm">
          <text:p/>
        </draw:circle>
        <draw:circle draw:style-name="gr9" draw:text-style-name="P1" draw:layer="layout" svg:width="0.14cm" svg:height="0.14cm" svg:x="6.918cm" svg:y="19.528cm">
          <text:p/>
        </draw:circle>
        <draw:circle draw:style-name="gr9" draw:text-style-name="P1" draw:layer="layout" svg:width="0.14cm" svg:height="0.14cm" svg:x="8.318cm" svg:y="19.528cm">
          <text:p/>
        </draw:circle>
        <draw:line draw:style-name="gr16" draw:text-style-name="P1" draw:layer="layout" svg:x1="15.994cm" svg:y1="19.593cm" svg:x2="15.994cm" svg:y2="18.993cm">
          <text:p/>
        </draw:line>
        <draw:frame draw:style-name="Widerstandswert" draw:layer="layout" svg:width="0.605cm" svg:height="0.6cm" svg:x="14.489cm" svg:y="16.993cm">
          <draw:text-box>
            <text:p>R7</text:p>
          </draw:text-box>
        </draw:frame>
        <draw:frame draw:style-name="Widerstandswert" draw:layer="layout" svg:width="0.705cm" svg:height="0.6cm" svg:x="14.389cm" svg:y="17.393cm">
          <draw:text-box>
            <text:p>100</text:p>
          </draw:text-box>
        </draw:frame>
        <draw:frame draw:style-name="Widerstandswert" draw:layer="layout" svg:width="0.604cm" svg:height="0.6cm" svg:x="15.79cm" svg:y="16.993cm">
          <draw:text-box>
            <text:p>R8</text:p>
          </draw:text-box>
        </draw:frame>
        <draw:frame draw:style-name="Widerstandswert" draw:layer="layout" svg:width="0.705cm" svg:height="0.6cm" svg:x="15.69cm" svg:y="17.393cm">
          <draw:text-box>
            <text:p>100</text:p>
          </draw:text-box>
        </draw:frame>
        <draw:frame draw:style-name="Widerstandswert" draw:layer="layout" svg:width="0.695cm" svg:height="0.6cm" svg:x="14.594cm" svg:y="18.893cm">
          <draw:text-box>
            <text:p>grün</text:p>
          </draw:text-box>
        </draw:frame>
        <draw:frame draw:style-name="Widerstandswert" draw:layer="layout" svg:width="0.499cm" svg:height="0.6cm" svg:x="16.695cm" svg:y="18.893cm">
          <draw:text-box>
            <text:p>rot</text:p>
          </draw:text-box>
        </draw:frame>
        <draw:frame draw:style-name="Spannung" draw:layer="layout" svg:width="0.9cm" svg:height="0.6cm" svg:x="1.994cm" svg:y="19.009cm">
          <draw:text-box>
            <text:p>GND</text:p>
          </draw:text-box>
        </draw:frame>
        <draw:ellipse draw:style-name="gr6" draw:text-style-name="P1" draw:layer="layout" svg:width="0.198cm" svg:height="0.208cm" svg:x="1.996cm" svg:y="19.501cm">
          <text:p/>
        </draw:ellipse>
        <draw:line draw:style-name="gr25" draw:text-style-name="P1" draw:layer="layout" svg:x1="10.994cm" svg:y1="12.593cm" svg:x2="10.194cm" svg:y2="12.593cm">
          <text:p/>
        </draw:line>
        <draw:frame draw:style-name="Spannung" draw:text-style-name="P2" draw:layer="layout" svg:width="0.798cm" svg:height="0.6cm" svg:x="8.396cm" svg:y="11.993cm">
          <draw:text-box>
            <text:p><text:span text:style-name="T1">Off</text:span></text:p>
          </draw:text-box>
        </draw:frame>
        <draw:rect draw:style-name="gr15" draw:text-style-name="P1" draw:layer="layout" svg:width="0.401cm" svg:height="1cm" svg:x="17.197cm" svg:y="11.193cm">
          <text:p/>
        </draw:rect>
        <draw:polyline draw:style-name="gr16" draw:text-style-name="P1" draw:layer="layout" svg:width="0.399cm" svg:height="0.399cm" svg:x="17.394cm" svg:y="12.193cm" svg:viewBox="0 0 400 400" draw:points="3,0 0,400 400,400">
          <text:p/>
        </draw:polyline>
        <draw:frame draw:style-name="Widerstandswert" draw:layer="layout" svg:width="0.6cm" svg:height="0.6cm" svg:x="16.594cm" svg:y="11.193cm">
          <draw:text-box>
            <text:p>R6</text:p>
          </draw:text-box>
        </draw:frame>
        <draw:frame draw:style-name="Widerstandswert" draw:layer="layout" svg:width="0.9cm" svg:height="0.6cm" svg:x="16.294cm" svg:y="11.593cm">
          <draw:text-box>
            <text:p>220k</text:p>
          </draw:text-box>
        </draw:frame>
        <draw:line draw:style-name="gr16" draw:text-style-name="P1" draw:layer="layout" svg:x1="17.394cm" svg:y1="10.793cm" svg:x2="17.394cm" svg:y2="11.193cm">
          <text:p/>
        </draw:line>
        <draw:circle draw:style-name="gr9" draw:text-style-name="P1" draw:layer="layout" svg:width="0.14cm" svg:height="0.14cm" svg:x="17.318cm" svg:y="10.73cm">
          <text:p/>
        </draw:circle>
        <draw:frame draw:style-name="Spannung" draw:layer="layout" svg:width="0.7cm" svg:height="0.6cm" svg:x="17.89cm" svg:y="12.293cm">
          <draw:text-box>
            <text:p>A0</text:p>
          </draw:text-box>
        </draw:frame>
        <draw:rect draw:style-name="gr26" draw:text-style-name="P1" draw:layer="layout" svg:width="0.8cm" svg:height="0.4cm" svg:x="16.396cm" svg:y="9.393cm">
          <text:p/>
        </draw:rect>
        <draw:polyline draw:style-name="gr8" draw:text-style-name="P1" draw:layer="layout" svg:width="1.599cm" svg:height="0.399cm" svg:x="16.194cm" svg:y="9.193cm" svg:viewBox="0 0 1600 400" draw:points="1600,0 0,0 0,400 301,400">
          <text:p/>
        </draw:polyline>
        <draw:circle draw:style-name="gr6" draw:text-style-name="P1" draw:layer="layout" svg:width="0.2cm" svg:height="0.2cm" svg:x="16.496cm" svg:y="9.493cm">
          <text:p/>
        </draw:circle>
        <draw:circle draw:style-name="gr6" draw:text-style-name="P1" draw:layer="layout" svg:width="0.2cm" svg:height="0.2cm" svg:x="16.896cm" svg:y="9.493cm">
          <text:p/>
        </draw:circle>
        <draw:frame draw:style-name="Widerstandswert" draw:layer="layout" svg:width="0.702cm" svg:height="0.6cm" svg:x="16.394cm" svg:y="9.793cm">
          <draw:text-box>
            <text:p>J1</text:p>
          </draw:text-box>
        </draw:frame>
        <draw:frame draw:style-name="Spannung" draw:layer="layout" svg:width="0.904cm" svg:height="0.6cm" svg:x="17.89cm" svg:y="8.893cm">
          <draw:text-box>
            <text:p>RST</text:p>
          </draw:text-box>
        </draw:frame>
        <draw:frame draw:style-name="Spannung" draw:layer="layout" svg:width="0.7cm" svg:height="0.6cm" svg:x="17.89cm" svg:y="9.293cm">
          <draw:text-box>
            <text:p>D0</text:p>
          </draw:text-box>
        </draw:frame>
        <draw:line draw:style-name="gr8" draw:text-style-name="P1" draw:layer="layout" svg:x1="17.097cm" svg:y1="9.593cm" svg:x2="17.794cm" svg:y2="9.593cm">
          <text:p/>
        </draw:line>
        <draw:line draw:style-name="gr10" draw:text-style-name="P1" draw:layer="layout" svg:x1="13.275cm" svg:y1="18.274cm" svg:x2="13.408cm" svg:y2="18.806cm">
          <text:p/>
        </draw:line>
        <draw:g>
          <draw:line draw:style-name="gr11" draw:text-style-name="P1" draw:layer="layout" svg:x1="13.334cm" svg:y1="18.539cm" svg:x2="13.238cm" svg:y2="18.539cm">
            <text:p/>
          </draw:line>
          <draw:line draw:style-name="gr12" draw:text-style-name="P1" draw:layer="layout" svg:x1="12.904cm" svg:y1="18.539cm" svg:x2="12.808cm" svg:y2="18.539cm">
            <text:p/>
          </draw:line>
          <draw:line draw:style-name="gr13" draw:text-style-name="P1" draw:layer="layout" svg:x1="12.808cm" svg:y1="18.407cm" svg:x2="12.808cm" svg:y2="18.672cm">
            <text:p/>
          </draw:line>
          <draw:line draw:style-name="gr12" draw:text-style-name="P1" draw:layer="layout" svg:x1="13.049cm" svg:y1="18.539cm" svg:x2="12.953cm" svg:y2="18.539cm">
            <text:p/>
          </draw:line>
          <draw:line draw:style-name="gr12" draw:text-style-name="P1" draw:layer="layout" svg:x1="13.195cm" svg:y1="18.539cm" svg:x2="13.099cm" svg:y2="18.539cm">
            <text:p/>
          </draw:line>
        </draw:g>
        <draw:frame draw:style-name="Widerstandswert" draw:layer="layout" svg:width="0.674cm" svg:height="0.6cm" svg:x="12.434cm" svg:y="17.906cm">
          <draw:text-box>
            <text:p>S5</text:p>
          </draw:text-box>
        </draw:frame>
        <draw:line draw:style-name="gr16" draw:text-style-name="P1" draw:layer="layout" svg:x1="13.394cm" svg:y1="19.593cm" svg:x2="13.394cm" svg:y2="18.793cm">
          <text:p/>
        </draw:line>
        <draw:circle draw:style-name="gr9" draw:text-style-name="P1" draw:layer="layout" svg:width="0.14cm" svg:height="0.14cm" svg:x="13.32cm" svg:y="19.522cm">
          <text:p/>
        </draw:circle>
        <draw:polyline draw:style-name="gr16" draw:text-style-name="P1" draw:layer="layout" svg:width="4.399cm" svg:height="2.899cm" svg:x="13.394cm" svg:y="15.393cm" svg:viewBox="0 0 4400 2900" draw:points="0,2900 0,0 4400,0">
          <text:p/>
        </draw:polyline>
        <draw:frame draw:style-name="Spannung" draw:layer="layout" svg:width="0.7cm" svg:height="0.6cm" svg:x="17.89cm" svg:y="15.093cm">
          <draw:text-box>
            <text:p>D5</text:p>
          </draw:text-box>
        </draw:frame>
        <draw:frame draw:style-name="Widerstandswert" draw:layer="layout" svg:width="0.802cm" svg:height="0.6cm" svg:x="12.594cm" svg:y="11.593cm">
          <draw:text-box>
            <text:p>Re1</text:p>
          </draw:text-box>
        </draw:frame>
        <draw:circle draw:style-name="gr9" draw:text-style-name="P1" draw:layer="layout" svg:width="0.14cm" svg:height="0.14cm" svg:x="16.118cm" svg:y="10.73cm">
          <text:p/>
        </draw:circle>
        <draw:rect draw:style-name="gr15" draw:text-style-name="P1" draw:layer="layout" svg:width="0.401cm" svg:height="1cm" svg:x="15.997cm" svg:y="13.193cm">
          <text:p/>
        </draw:rect>
        <draw:frame draw:style-name="Widerstandswert" draw:layer="layout" svg:width="0.6cm" svg:height="0.6cm" svg:x="16.394cm" svg:y="13.193cm">
          <draw:text-box>
            <text:p>R5</text:p>
          </draw:text-box>
        </draw:frame>
        <draw:frame draw:style-name="Widerstandswert" draw:layer="layout" svg:width="0.9cm" svg:height="0.6cm" svg:x="16.394cm" svg:y="13.593cm">
          <draw:text-box>
            <text:p>220k</text:p>
          </draw:text-box>
        </draw:frame>
        <draw:line draw:style-name="gr16" draw:text-style-name="P1" draw:layer="layout" svg:x1="16.194cm" svg:y1="10.793cm" svg:x2="16.194cm" svg:y2="13.193cm">
          <text:p/>
        </draw:line>
        <draw:line draw:style-name="gr16" draw:text-style-name="P1" draw:layer="layout" svg:x1="16.194cm" svg:y1="14.193cm" svg:x2="16.194cm" svg:y2="15.393cm">
          <text:p/>
        </draw:line>
        <draw:circle draw:style-name="gr9" draw:text-style-name="P1" draw:layer="layout" svg:width="0.14cm" svg:height="0.14cm" svg:x="16.118cm" svg:y="15.33cm">
          <text:p/>
        </draw:circle>
        <draw:frame draw:style-name="gr27" draw:text-style-name="P1" draw:layer="layout" svg:width="4.24cm" svg:height="4.58cm" svg:x="7.38cm" svg:y="2.34cm">
          <draw:image xlink:href="Pictures/2000010200011CC8000133DEEEDF00E6.svm" xlink:type="simple" xlink:show="embed" xlink:actuate="onLoad">
            <text:p/>
          </draw:image>
        </draw:frame>
        <draw:frame draw:style-name="gr27" draw:text-style-name="P1" draw:layer="layout" svg:width="2.67cm" svg:height="2.89cm" svg:x="17.3cm" svg:y="1.3cm">
          <draw:image xlink:href="Pictures/2000023D00011CC8000133DED056291E.svm" xlink:type="simple" xlink:show="embed" xlink:actuate="onLoad">
            <text:p/>
          </draw:image>
        </draw:frame>
        <draw:frame draw:style-name="gr28" draw:text-style-name="P1" draw:layer="layout" svg:width="4.24cm" svg:height="4.59cm" svg:x="1.97cm" svg:y="21.33cm">
          <draw:image xlink:href="Pictures/2000023D00011CC8000133DED056291E.svm" xlink:type="simple" xlink:show="embed" xlink:actuate="onLoad">
            <text:p/>
          </draw:image>
        </draw:frame>
        <draw:circle draw:style-name="gr29" draw:text-style-name="P1" draw:layer="layout" svg:width="0.8cm" svg:height="0.8cm" svg:x="3.1cm" svg:y="27.505cm">
          <text:p/>
        </draw:circle>
        <draw:frame draw:style-name="Widerstandswert" draw:text-style-name="P1" draw:layer="layout" svg:width="0.59cm" svg:height="0.615cm" svg:x="3.2cm" svg:y="27.605cm">
          <draw:text-box>
            <text:p text:style-name="P1">R2</text:p>
          </draw:text-box>
        </draw:frame>
        <draw:g>
          <draw:line draw:style-name="gr30" draw:text-style-name="P1" draw:layer="layout" svg:x1="2.3cm" svg:y1="26.1cm" svg:x2="2.3cm" svg:y2="26.5cm">
            <text:p/>
          </draw:line>
          <draw:line draw:style-name="gr31" draw:text-style-name="P1" draw:layer="layout" svg:x1="2.3cm" svg:y1="25.9cm" svg:x2="2.3cm" svg:y2="26.2cm">
            <text:p/>
          </draw:line>
        </draw:g>
        <draw:g>
          <draw:line draw:style-name="gr30" draw:text-style-name="P1" draw:layer="layout" svg:x1="2.7cm" svg:y1="26.1cm" svg:x2="2.7cm" svg:y2="26.5cm">
            <text:p/>
          </draw:line>
          <draw:line draw:style-name="gr31" draw:text-style-name="P1" draw:layer="layout" svg:x1="2.7cm" svg:y1="25.9cm" svg:x2="2.7cm" svg:y2="26.2cm">
            <text:p/>
          </draw:line>
        </draw:g>
        <draw:g>
          <draw:line draw:style-name="gr30" draw:text-style-name="P1" draw:layer="layout" svg:x1="3.1cm" svg:y1="26.1cm" svg:x2="3.1cm" svg:y2="26.5cm">
            <text:p/>
          </draw:line>
          <draw:line draw:style-name="gr31" draw:text-style-name="P1" draw:layer="layout" svg:x1="3.1cm" svg:y1="25.9cm" svg:x2="3.1cm" svg:y2="26.2cm">
            <text:p/>
          </draw:line>
        </draw:g>
        <draw:g>
          <draw:line draw:style-name="gr30" draw:text-style-name="P1" draw:layer="layout" svg:x1="3.5cm" svg:y1="26.1cm" svg:x2="3.5cm" svg:y2="26.5cm">
            <text:p/>
          </draw:line>
          <draw:line draw:style-name="gr31" draw:text-style-name="P1" draw:layer="layout" svg:x1="3.5cm" svg:y1="25.9cm" svg:x2="3.5cm" svg:y2="26.2cm">
            <text:p/>
          </draw:line>
        </draw:g>
        <draw:g>
          <draw:line draw:style-name="gr30" draw:text-style-name="P1" draw:layer="layout" svg:x1="3.9cm" svg:y1="26.1cm" svg:x2="3.9cm" svg:y2="26.5cm">
            <text:p/>
          </draw:line>
          <draw:line draw:style-name="gr31" draw:text-style-name="P1" draw:layer="layout" svg:x1="3.9cm" svg:y1="25.9cm" svg:x2="3.9cm" svg:y2="26.2cm">
            <text:p/>
          </draw:line>
        </draw:g>
        <draw:g>
          <draw:line draw:style-name="gr30" draw:text-style-name="P1" draw:layer="layout" svg:x1="4.3cm" svg:y1="26.1cm" svg:x2="4.3cm" svg:y2="26.5cm">
            <text:p/>
          </draw:line>
          <draw:line draw:style-name="gr31" draw:text-style-name="P1" draw:layer="layout" svg:x1="4.3cm" svg:y1="25.9cm" svg:x2="4.3cm" svg:y2="26.2cm">
            <text:p/>
          </draw:line>
        </draw:g>
        <draw:circle draw:style-name="gr32" draw:text-style-name="P1" draw:layer="layout" svg:width="0.8cm" svg:height="0.8cm" svg:x="4.3cm" svg:y="27.505cm">
          <text:p/>
        </draw:circle>
        <draw:frame draw:style-name="Widerstandswert" draw:text-style-name="P1" draw:layer="layout" svg:width="0.59cm" svg:height="0.615cm" svg:x="4.4cm" svg:y="27.605cm">
          <draw:text-box>
            <text:p text:style-name="P1">U1</text:p>
          </draw:text-box>
        </draw:frame>
        <draw:circle draw:style-name="gr29" draw:text-style-name="P1" draw:layer="layout" svg:width="0.8cm" svg:height="0.8cm" svg:x="2.2cm" svg:y="27.5cm">
          <text:p/>
        </draw:circle>
        <draw:frame draw:style-name="Widerstandswert" draw:text-style-name="P1" draw:layer="layout" svg:width="0.59cm" svg:height="0.615cm" svg:x="2.31cm" svg:y="27.585cm">
          <draw:text-box>
            <text:p text:style-name="P1">R1</text:p>
          </draw:text-box>
        </draw:frame>
        <draw:frame draw:style-name="gr28" draw:text-style-name="P1" draw:layer="layout" svg:width="4.24cm" svg:height="4.59cm" svg:x="12.86cm" svg:y="1.225cm">
          <draw:image xlink:href="Pictures/2000023D00011CC8000133DED056291E.svm" xlink:type="simple" xlink:show="embed" xlink:actuate="onLoad">
            <text:p/>
          </draw:image>
        </draw:frame>
        <draw:circle draw:style-name="gr29" draw:text-style-name="P1" draw:layer="layout" svg:width="0.8cm" svg:height="0.8cm" svg:x="13.69cm" svg:y="7cm">
          <text:p/>
        </draw:circle>
        <draw:frame draw:style-name="Widerstandswert" draw:text-style-name="P1" draw:layer="layout" svg:width="0.59cm" svg:height="0.615cm" svg:x="13.79cm" svg:y="7.1cm">
          <draw:text-box>
            <text:p text:style-name="P1">R2</text:p>
          </draw:text-box>
        </draw:frame>
        <draw:polyline draw:style-name="gr33" draw:text-style-name="P1" draw:layer="layout" svg:width="0.126cm" svg:height="2.108cm" svg:x="13.89cm" svg:y="4.891cm" svg:viewBox="0 0 127 2109" draw:points="127,0 0,104 0,1909 100,1909 100,2109">
          <text:p/>
        </draw:polyline>
        <draw:polyline draw:style-name="gr33" draw:text-style-name="P1" draw:layer="layout" svg:width="0.161cm" svg:height="2.109cm" svg:x="14.19cm" svg:y="4.891cm" svg:viewBox="0 0 162 2110" draw:points="162,0 100,104 100,1909 0,1910 0,2110">
          <text:p/>
        </draw:polyline>
        <draw:g>
          <draw:line draw:style-name="gr30" draw:text-style-name="P1" draw:layer="layout" svg:x1="13.19cm" svg:y1="5.995cm" svg:x2="13.19cm" svg:y2="6.395cm">
            <text:p/>
          </draw:line>
          <draw:line draw:style-name="gr31" draw:text-style-name="P1" draw:layer="layout" svg:x1="13.19cm" svg:y1="5.795cm" svg:x2="13.19cm" svg:y2="6.095cm">
            <text:p/>
          </draw:line>
        </draw:g>
        <draw:g>
          <draw:line draw:style-name="gr30" draw:text-style-name="P1" draw:layer="layout" svg:x1="13.59cm" svg:y1="5.995cm" svg:x2="13.59cm" svg:y2="6.395cm">
            <text:p/>
          </draw:line>
          <draw:line draw:style-name="gr31" draw:text-style-name="P1" draw:layer="layout" svg:x1="13.59cm" svg:y1="5.795cm" svg:x2="13.59cm" svg:y2="6.095cm">
            <text:p/>
          </draw:line>
        </draw:g>
        <draw:g>
          <draw:line draw:style-name="gr30" draw:text-style-name="P1" draw:layer="layout" svg:x1="13.99cm" svg:y1="5.995cm" svg:x2="13.99cm" svg:y2="6.395cm">
            <text:p/>
          </draw:line>
          <draw:line draw:style-name="gr31" draw:text-style-name="P1" draw:layer="layout" svg:x1="13.99cm" svg:y1="5.795cm" svg:x2="13.99cm" svg:y2="6.095cm">
            <text:p/>
          </draw:line>
        </draw:g>
        <draw:g>
          <draw:line draw:style-name="gr30" draw:text-style-name="P1" draw:layer="layout" svg:x1="14.39cm" svg:y1="5.995cm" svg:x2="14.39cm" svg:y2="6.395cm">
            <text:p/>
          </draw:line>
          <draw:line draw:style-name="gr31" draw:text-style-name="P1" draw:layer="layout" svg:x1="14.39cm" svg:y1="5.795cm" svg:x2="14.39cm" svg:y2="6.095cm">
            <text:p/>
          </draw:line>
        </draw:g>
        <draw:g>
          <draw:line draw:style-name="gr30" draw:text-style-name="P1" draw:layer="layout" svg:x1="14.79cm" svg:y1="5.995cm" svg:x2="14.79cm" svg:y2="6.395cm">
            <text:p/>
          </draw:line>
          <draw:line draw:style-name="gr31" draw:text-style-name="P1" draw:layer="layout" svg:x1="14.79cm" svg:y1="5.795cm" svg:x2="14.79cm" svg:y2="6.095cm">
            <text:p/>
          </draw:line>
        </draw:g>
        <draw:g>
          <draw:line draw:style-name="gr30" draw:text-style-name="P1" draw:layer="layout" svg:x1="15.19cm" svg:y1="5.995cm" svg:x2="15.19cm" svg:y2="6.395cm">
            <text:p/>
          </draw:line>
          <draw:line draw:style-name="gr31" draw:text-style-name="P1" draw:layer="layout" svg:x1="15.19cm" svg:y1="5.795cm" svg:x2="15.19cm" svg:y2="6.095cm">
            <text:p/>
          </draw:line>
        </draw:g>
        <draw:circle draw:style-name="gr32" draw:text-style-name="P1" draw:layer="layout" svg:width="0.8cm" svg:height="0.8cm" svg:x="15.19cm" svg:y="7cm">
          <text:p/>
        </draw:circle>
        <draw:frame draw:style-name="Widerstandswert" draw:text-style-name="P1" draw:layer="layout" svg:width="0.59cm" svg:height="0.615cm" svg:x="15.29cm" svg:y="7.1cm">
          <draw:text-box>
            <text:p text:style-name="P1">U1</text:p>
          </draw:text-box>
        </draw:frame>
        <draw:polyline draw:style-name="gr34" draw:text-style-name="P1" draw:layer="layout" svg:width="0.299cm" svg:height="2.1cm" svg:x="15.19cm" svg:y="4.895cm" svg:viewBox="0 0 300 2101" draw:points="0,0 200,300 200,1901 300,1901 300,2101">
          <text:p/>
        </draw:polyline>
        <draw:polyline draw:style-name="gr34" draw:text-style-name="P1" draw:layer="layout" svg:width="0.599cm" svg:height="2.901cm" svg:x="15.19cm" svg:y="4.095cm" svg:viewBox="0 0 600 2902" draw:points="0,0 600,600 600,2701 500,2702 500,2902">
          <text:p/>
        </draw:polyline>
        <draw:circle draw:style-name="gr29" draw:text-style-name="P1" draw:layer="layout" svg:width="0.8cm" svg:height="0.8cm" svg:x="12.79cm" svg:y="6.995cm">
          <text:p/>
        </draw:circle>
        <draw:frame draw:style-name="Widerstandswert" draw:text-style-name="P1" draw:layer="layout" svg:width="0.59cm" svg:height="0.615cm" svg:x="12.9cm" svg:y="7.08cm">
          <draw:text-box>
            <text:p text:style-name="P1">R1</text:p>
          </draw:text-box>
        </draw:frame>
        <draw:polyline draw:style-name="gr33" draw:text-style-name="P1" draw:layer="layout" svg:width="0.199cm" svg:height="1.709cm" svg:x="12.99cm" svg:y="5.295cm" svg:viewBox="0 0 200 1710" draw:points="200,0 0,200 0,1510 100,1510 100,1710">
          <text:p/>
        </draw:polyline>
        <draw:polyline draw:style-name="gr33" draw:text-style-name="P1" draw:layer="layout" svg:width="0.299cm" svg:height="1.71cm" svg:x="13.29cm" svg:y="5.284cm" svg:viewBox="0 0 300 1711" draw:points="300,0 100,211 100,1510 0,1511 0,1711">
          <text:p/>
        </draw:polyline>
        <draw:line draw:style-name="gr35" draw:text-style-name="P1" draw:layer="layout" svg:x1="5cm" svg:y1="27.3cm" svg:x2="5cm" svg:y2="27.5cm">
          <text:p/>
        </draw:line>
        <draw:line draw:style-name="gr35" draw:text-style-name="P1" draw:layer="layout" svg:x1="5.1cm" svg:y1="27.4cm" svg:x2="4.9cm" svg:y2="27.4cm">
          <text:p/>
        </draw:line>
        <draw:line draw:style-name="gr35" draw:text-style-name="P1" draw:layer="layout" svg:x1="4.5cm" svg:y1="27.4cm" svg:x2="4.3cm" svg:y2="27.4cm">
          <text:p/>
        </draw:line>
        <draw:circle draw:style-name="gr32" draw:text-style-name="P1" draw:layer="layout" svg:width="0.8cm" svg:height="0.8cm" svg:x="7.4cm" svg:y="27.506cm">
          <text:p/>
        </draw:circle>
        <draw:frame draw:style-name="Widerstandswert" draw:text-style-name="P1" draw:layer="layout" svg:width="0.59cm" svg:height="0.615cm" svg:x="7.5cm" svg:y="27.606cm">
          <draw:text-box>
            <text:p text:style-name="P1">U1</text:p>
          </draw:text-box>
        </draw:frame>
        <draw:line draw:style-name="gr35" draw:text-style-name="P1" draw:layer="layout" svg:x1="7.5cm" svg:y1="27.301cm" svg:x2="7.5cm" svg:y2="27.501cm">
          <text:p/>
        </draw:line>
        <draw:line draw:style-name="gr35" draw:text-style-name="P1" draw:layer="layout" svg:x1="8.2cm" svg:y1="27.401cm" svg:x2="8cm" svg:y2="27.401cm">
          <text:p/>
        </draw:line>
        <draw:line draw:style-name="gr35" draw:text-style-name="P1" draw:layer="layout" svg:x1="7.6cm" svg:y1="27.401cm" svg:x2="7.4cm" svg:y2="27.401cm">
          <text:p/>
        </draw:line>
        <draw:frame draw:style-name="Spannung" draw:text-style-name="P3" draw:layer="layout" svg:width="0.8cm" svg:height="0.6cm" svg:x="7cm" svg:y="22.993cm">
          <draw:text-box>
            <text:p text:style-name="P3">grün</text:p>
          </draw:text-box>
        </draw:frame>
        <draw:frame draw:style-name="Spannung" draw:text-style-name="P4" draw:layer="layout" svg:width="0.497cm" svg:height="0.6cm" svg:x="7cm" svg:y="23.593cm">
          <draw:text-box>
            <text:p text:style-name="P4">rot</text:p>
          </draw:text-box>
        </draw:frame>
        <draw:frame draw:style-name="Spannung" draw:text-style-name="P5" draw:layer="layout" svg:width="0.8cm" svg:height="0.6cm" svg:x="7cm" svg:y="22.593cm">
          <draw:text-box>
            <text:p text:style-name="P5">LED</text:p>
          </draw:text-box>
        </draw:frame>
        <draw:circle draw:style-name="gr36" draw:text-style-name="P1" draw:layer="layout" svg:width="0.1cm" svg:height="0.1cm" svg:x="2.25cm" svg:y="25.35cm">
          <text:p/>
        </draw:circle>
        <draw:circle draw:style-name="gr36" draw:text-style-name="P1" draw:layer="layout" svg:width="0.1cm" svg:height="0.1cm" svg:x="2.65cm" svg:y="25.35cm">
          <text:p/>
        </draw:circle>
        <draw:circle draw:style-name="gr36" draw:text-style-name="P1" draw:layer="layout" svg:width="0.1cm" svg:height="0.1cm" svg:x="3.06cm" svg:y="24.95cm">
          <text:p/>
        </draw:circle>
        <draw:circle draw:style-name="gr36" draw:text-style-name="P1" draw:layer="layout" svg:width="0.1cm" svg:height="0.1cm" svg:x="3.42cm" svg:y="24.95cm">
          <text:p/>
        </draw:circle>
        <draw:circle draw:style-name="gr37" draw:text-style-name="P1" draw:layer="layout" svg:width="0.1cm" svg:height="0.1cm" svg:x="4.26cm" svg:y="24.15cm">
          <text:p/>
        </draw:circle>
        <draw:circle draw:style-name="gr37" draw:text-style-name="P1" draw:layer="layout" svg:width="0.1cm" svg:height="0.1cm" svg:x="4.26cm" svg:y="24.95cm">
          <text:p/>
        </draw:circle>
        <draw:polyline draw:style-name="gr38" draw:text-style-name="P1" draw:layer="layout" svg:width="0.299cm" svg:height="2.499cm" svg:x="4.3cm" svg:y="25cm" svg:viewBox="0 0 300 2500" draw:points="0,0 200,300 200,2300 300,2300 300,2500">
          <text:p/>
        </draw:polyline>
        <draw:polyline draw:style-name="gr38" draw:text-style-name="P1" draw:layer="layout" svg:width="0.599cm" svg:height="3.299cm" svg:x="4.3cm" svg:y="24.2cm" svg:viewBox="0 0 600 3300" draw:points="0,0 600,600 600,3100 500,3100 500,3300">
          <text:p/>
        </draw:polyline>
        <draw:polyline draw:style-name="gr39" draw:text-style-name="P1" draw:layer="layout" svg:width="0.237cm" svg:height="2.503cm" svg:x="3.462cm" svg:y="24.996cm" svg:viewBox="0 0 238 2504" draw:points="0,0 238,404 238,2304 138,2304 138,2504">
          <text:p/>
        </draw:polyline>
        <draw:polyline draw:style-name="gr39" draw:text-style-name="P1" draw:layer="layout" svg:width="0.272cm" svg:height="2.503cm" svg:x="3.127cm" svg:y="24.996cm" svg:viewBox="0 0 273 2504" draw:points="0,0 173,404 173,2304 273,2304 273,2504">
          <text:p/>
        </draw:polyline>
        <draw:polyline draw:style-name="gr39" draw:text-style-name="P1" draw:layer="layout" svg:width="0.099cm" svg:height="2.11cm" svg:x="2.7cm" svg:y="25.389cm" svg:viewBox="0 0 100 2111" draw:points="0,0 100,411 100,1911 0,1911 0,2111">
          <text:p/>
        </draw:polyline>
        <draw:polyline draw:style-name="gr39" draw:text-style-name="P1" draw:layer="layout" svg:width="0.199cm" svg:height="2.099cm" svg:x="2.3cm" svg:y="25.4cm" svg:viewBox="0 0 200 2100" draw:points="0,0 100,400 100,1900 200,1900 200,2100">
          <text:p/>
        </draw:polyline>
        <draw:circle draw:style-name="gr37" draw:text-style-name="P1" draw:layer="layout" svg:width="0.1cm" svg:height="0.1cm" svg:x="8.05cm" svg:y="23.85cm">
          <text:p/>
        </draw:circle>
        <draw:circle draw:style-name="gr37" draw:text-style-name="P1" draw:layer="layout" svg:width="0.1cm" svg:height="0.1cm" svg:x="8.05cm" svg:y="23.45cm">
          <text:p/>
        </draw:circle>
        <draw:polyline draw:style-name="gr40" draw:text-style-name="P1" draw:layer="layout" svg:width="0.499cm" svg:height="0.399cm" svg:x="7.6cm" svg:y="23.5cm" svg:viewBox="0 0 500 400" draw:points="500,0 0,0 0,400">
          <text:p/>
        </draw:polyline>
        <draw:polyline draw:style-name="gr38" draw:text-style-name="P1" draw:layer="layout" svg:width="0.499cm" svg:height="3.599cm" svg:x="7.6cm" svg:y="23.9cm" svg:viewBox="0 0 500 3600" draw:points="500,0 0,0 0,3400 100,3400 100,3600">
          <text:p/>
        </draw:polyline>
        <draw:circle draw:style-name="gr37" draw:text-style-name="P1" draw:layer="layout" svg:width="0.1cm" svg:height="0.1cm" svg:x="11.65cm" svg:y="23.85cm">
          <text:p/>
        </draw:circle>
        <draw:polyline draw:style-name="gr38" draw:text-style-name="P1" draw:layer="layout" svg:width="4.299cm" svg:height="3.599cm" svg:x="7.9cm" svg:y="23.9cm" svg:viewBox="0 0 4300 3600" draw:points="3800,0 4300,0 4300,3200 100,3200 100,3400 0,3400 0,3600">
          <text:p/>
        </draw:polyline>
        <draw:circle draw:style-name="gr32" draw:text-style-name="P1" draw:layer="layout" svg:width="0.8cm" svg:height="0.8cm" svg:x="16.808cm" svg:y="27.524cm">
          <text:p/>
        </draw:circle>
        <draw:frame draw:style-name="Widerstandswert" draw:text-style-name="P1" draw:layer="layout" svg:width="0.59cm" svg:height="0.615cm" svg:x="16.908cm" svg:y="27.624cm">
          <draw:text-box>
            <text:p text:style-name="P1">U1</text:p>
          </draw:text-box>
        </draw:frame>
        <draw:line draw:style-name="gr35" draw:text-style-name="P1" draw:layer="layout" svg:x1="16.908cm" svg:y1="27.319cm" svg:x2="16.908cm" svg:y2="27.519cm">
          <text:p/>
        </draw:line>
        <draw:line draw:style-name="gr35" draw:text-style-name="P1" draw:layer="layout" svg:x1="17.608cm" svg:y1="27.419cm" svg:x2="17.408cm" svg:y2="27.419cm">
          <text:p/>
        </draw:line>
        <draw:line draw:style-name="gr35" draw:text-style-name="P1" draw:layer="layout" svg:x1="17.008cm" svg:y1="27.419cm" svg:x2="16.808cm" svg:y2="27.419cm">
          <text:p/>
        </draw:line>
        <draw:circle draw:style-name="gr37" draw:text-style-name="P1" draw:layer="layout" svg:width="0.1cm" svg:height="0.1cm" svg:x="13.75cm" svg:y="23.45cm">
          <text:p/>
        </draw:circle>
        <draw:polyline draw:style-name="gr38" draw:text-style-name="P1" draw:layer="layout" svg:width="0.099cm" svg:height="1.199cm" svg:x="17cm" svg:y="26.3cm" svg:viewBox="0 0 100 1200" draw:points="0,0 0,900 100,900 100,1200">
          <text:p/>
        </draw:polyline>
        <draw:circle draw:style-name="gr37" draw:text-style-name="P1" draw:layer="layout" svg:width="0.1cm" svg:height="0.1cm" svg:x="17.35cm" svg:y="24.25cm">
          <text:p/>
        </draw:circle>
        <draw:polyline draw:style-name="gr38" draw:text-style-name="P1" draw:layer="layout" svg:width="0.099cm" svg:height="1.199cm" svg:x="17.3cm" svg:y="26.3cm" svg:viewBox="0 0 100 1200" draw:points="100,0 100,900 0,900 0,1200">
          <text:p/>
        </draw:polyline>
        <draw:polyline draw:style-name="gr41" draw:text-style-name="P1" draw:layer="layout" svg:width="4.599cm" svg:height="3.499cm" svg:x="13.3cm" svg:y="23.5cm" svg:viewBox="0 0 4600 3500" draw:points="4100,800 4600,800 4600,3500 0,3500 0,0 500,0">
          <text:p/>
        </draw:polyline>
        <draw:circle draw:style-name="gr37" draw:text-style-name="P1" draw:layer="layout" svg:width="0.1cm" svg:height="0.1cm" svg:x="13.75cm" svg:y="23.05cm">
          <text:p/>
        </draw:circle>
        <draw:polyline draw:style-name="gr38" draw:text-style-name="P1" draw:layer="layout" svg:width="3.899cm" svg:height="4.099cm" svg:x="13.1cm" svg:y="23.1cm" svg:viewBox="0 0 3900 4100" draw:points="700,0 0,0 0,4100 3900,4100">
          <text:p/>
        </draw:polyline>
        <draw:circle draw:style-name="gr37" draw:text-style-name="P1" draw:layer="layout" svg:width="0.1cm" svg:height="0.1cm" svg:x="16.958cm" svg:y="27.168cm">
          <text:p/>
        </draw:circle>
        <draw:polyline draw:style-name="gr42" draw:text-style-name="P1" draw:layer="layout" svg:width="0.699cm" svg:height="1.999cm" svg:x="15.9cm" svg:y="26.3cm" svg:viewBox="0 0 700 2000" draw:points="0,1900 300,2000 700,2000 700,0">
          <text:p/>
        </draw:polyline>
        <draw:frame draw:style-name="Spannung" draw:layer="layout" svg:width="0.6cm" svg:height="0.6cm" svg:x="13.1cm" svg:y="22.593cm">
          <draw:text-box>
            <text:p>D6</text:p>
          </draw:text-box>
        </draw:frame>
        <draw:polyline draw:style-name="gr42" draw:text-style-name="P1" draw:layer="layout" svg:width="0.499cm" svg:height="1.999cm" svg:x="15.7cm" svg:y="26.3cm" svg:viewBox="0 0 500 2000" draw:points="200,2000 0,2000 0,1400 500,1400 500,0">
          <text:p/>
        </draw:polyline>
        <draw:frame draw:style-name="Spannung" draw:layer="layout" svg:width="0.6cm" svg:height="0.6cm" svg:x="15.8cm" svg:y="27.693cm">
          <draw:text-box>
            <text:p>S1</text:p>
          </draw:text-box>
        </draw:frame>
        <draw:frame draw:style-name="Widerstandswert" draw:layer="layout" svg:width="2.8cm" svg:height="0.6cm" svg:x="9.3cm" svg:y="26.393cm">
          <draw:text-box>
            <text:p>GND-D5-S1-Ak | Ak GND</text:p>
          </draw:text-box>
        </draw:frame>
        <draw:frame draw:style-name="Widerstandswert" draw:layer="layout" svg:width="2.58cm" svg:height="0.61cm" svg:x="2cm" svg:y="26.49cm">
          <draw:text-box>
            <text:p>GND Ak | Ak-S1-D5GND</text:p>
          </draw:text-box>
        </draw:frame>
        <draw:frame draw:style-name="Widerstandswert" draw:text-style-name="P6" draw:layer="layout" svg:width="2.8cm" svg:height="0.6cm" svg:x="15cm" svg:y="26.393cm">
          <draw:text-box>
            <text:p text:style-name="P6"><text:span text:style-name="T2">GND-D5-S1-Ak | Ak GND</text:span></text:p>
          </draw:text-box>
        </draw:frame>
        <draw:frame draw:style-name="Spannung" draw:text-style-name="P5" draw:layer="layout" svg:width="0.8cm" svg:height="0.6cm" svg:x="5cm" svg:y="26.793cm">
          <draw:text-box>
            <text:p text:style-name="P5"><text:span text:style-name="T3">Reset</text:span></text:p>
          </draw:text-box>
        </draw:frame>
        <draw:frame draw:style-name="gr1" draw:text-style-name="P1" draw:layer="layout" svg:width="4.24cm" svg:height="6.16cm" svg:x="2.18cm" svg:y="1.46cm">
          <draw:image xlink:href="Pictures/2000081600011CC800019DA7D15A16DD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Linienende_20_1" draw:display-name="Linienende 1" svg:viewBox="0 0 1321 3493" svg:d="M1321 3493h-1321l661-3493z"/>
    <draw:marker draw:name="Small_20_Arrow" draw:display-name="Small Arrow" svg:viewBox="0 0 1321 3493" svg:d="M1321 3493h-1321l702-3493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Widerstandswert" style:family="graphic" style:parent-style-name="standard">
      <style:graphic-properties draw:stroke="none" draw:stroke-dash="Dash_20_1" svg:stroke-color="#000000" draw:fill="none" draw:fill-color="#ffffff" draw:fill-gradient-name="Gradient_20_7" draw:fill-hatch-name="Hatch_20_46" draw:fill-image-name="Bitmape_20_1" draw:textarea-horizontal-align="left" draw:auto-grow-height="false" draw:auto-grow-width="false" draw:fit-to-size="true" fo:min-height="1.475cm" fo:min-width="0.575cm" fo:padding-top="0.1cm" fo:padding-bottom="0.1cm" fo:padding-left="0.1cm" fo:padding-right="0.1cm"/>
      <style:text-properties fo:font-size="12pt" style:font-size-asian="12pt" style:font-size-complex="12pt"/>
    </style:style>
    <style:style style:name="Spannung" style:family="graphic" style:parent-style-name="standard">
      <style:graphic-properties draw:stroke="none" draw:stroke-dash="Dash_20_1" svg:stroke-color="#000000" draw:fill="none" draw:fill-color="#ffffff" draw:fill-gradient-name="Gradient_20_7" draw:fill-hatch-name="Hatch_20_46" draw:fill-image-name="Bitmape_20_1" draw:fill-image-width="0cm" draw:fill-image-height="0cm" draw:textarea-horizontal-align="left" draw:auto-grow-height="false" draw:auto-grow-width="false" draw:fit-to-size="true" fo:min-height="0.399cm" fo:min-width="0.575cm" fo:padding-top="0.1cm" fo:padding-bottom="0.1cm" fo:padding-left="0.1cm" fo:padding-right="0.1cm"/>
      <style:paragraph-properties>
        <style:tab-stops/>
      </style:paragraph-properties>
      <style:text-properties fo:color="#0000ff" fo:font-size="12pt" fo:font-weight="normal" style:font-size-asian="12pt" style:font-size-complex="12pt"/>
    </style:style>
    <style:style style:name="Strom" style:family="graphic" style:parent-style-name="standard">
      <style:graphic-properties draw:stroke="none" draw:stroke-dash="Dash_20_1" svg:stroke-color="#000000" draw:fill="none" draw:fill-color="#ffffff" draw:fill-gradient-name="Gradient_20_7" draw:fill-hatch-name="Hatch_20_46" draw:fill-image-name="Bitmape_20_1" draw:textarea-horizontal-align="left" draw:auto-grow-height="false" draw:auto-grow-width="false" draw:fit-to-size="true" fo:min-height="0cm" fo:min-width="0.574cm" fo:padding-top="0.1cm" fo:padding-bottom="0.1cm" fo:padding-left="0.1cm" fo:padding-right="0.1cm"/>
      <style:text-properties fo:color="#ff0000" fo:font-size="12pt" style:font-size-asian="12pt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8-26T08:40:13.58</meta:creation-date>
    <meta:editing-duration>PT2H6M53S</meta:editing-duration>
    <meta:editing-cycles>4</meta:editing-cycles>
    <meta:generator>OpenOffice/4.1.1$Win32 OpenOffice.org_project/411m6$Build-9775</meta:generator>
    <meta:initial-creator>Karl Hartinger</meta:initial-creator>
    <dc:date>2018-08-26T10:47:03.78</dc:date>
    <dc:creator>Karl Hartinger</dc:creator>
    <meta:document-statistic meta:object-count="334"/>
  </office:meta>
</office:document-meta>
</file>